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ext_20_body" style:list-style-name="L78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78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6" style:family="paragraph" style:parent-style-name="Text_20_body" style:list-style-name="L10">
      <style:paragraph-properties fo:margin-top="0cm" fo:margin-bottom="0cm" fo:line-height="150%" style:writing-mode="lr-tb"/>
    </style:style>
    <style:style style:name="P127" style:family="paragraph" style:parent-style-name="Text_20_body" style:list-style-name="L16">
      <style:paragraph-properties fo:margin-top="0cm" fo:margin-bottom="0cm" fo:line-height="150%" style:writing-mode="lr-tb"/>
    </style:style>
    <style:style style:name="P128" style:family="paragraph" style:parent-style-name="Text_20_body" style:list-style-name="L27">
      <style:paragraph-properties fo:margin-top="0cm" fo:margin-bottom="0cm" fo:line-height="150%" style:writing-mode="lr-tb"/>
    </style:style>
    <style:style style:name="P129" style:family="paragraph" style:parent-style-name="Text_20_body" style:list-style-name="L39">
      <style:paragraph-properties fo:margin-top="0cm" fo:margin-bottom="0cm" fo:line-height="150%" style:writing-mode="lr-tb"/>
    </style:style>
    <style:style style:name="P130" style:family="paragraph" style:parent-style-name="Text_20_body" style:list-style-name="L57">
      <style:paragraph-properties fo:margin-top="0cm" fo:margin-bottom="0cm" fo:line-height="150%" style:writing-mode="lr-tb"/>
    </style:style>
    <style:style style:name="P131" style:family="paragraph" style:parent-style-name="Text_20_body" style:list-style-name="L60">
      <style:paragraph-properties fo:margin-top="0cm" fo:margin-bottom="0cm" fo:line-height="150%" style:writing-mode="lr-tb"/>
    </style:style>
    <style:style style:name="P132" style:family="paragraph" style:parent-style-name="Text_20_body" style:list-style-name="L69">
      <style:paragraph-properties fo:margin-top="0cm" fo:margin-bottom="0cm" fo:line-height="150%" style:writing-mode="lr-tb"/>
    </style:style>
    <style:style style:name="P133" style:family="paragraph" style:parent-style-name="Text_20_body" style:list-style-name="L79">
      <style:paragraph-properties fo:margin-top="0cm" fo:margin-bottom="0cm" fo:line-height="150%" style:writing-mode="lr-tb"/>
    </style:style>
    <style:style style:name="P134" style:family="paragraph" style:parent-style-name="Text_20_body" style:list-style-name="L82">
      <style:paragraph-properties fo:margin-top="0cm" fo:margin-bottom="0cm" fo:line-height="150%" style:writing-mode="lr-tb"/>
    </style:style>
    <style:style style:name="P13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6" style:family="paragraph" style:parent-style-name="Text_20_body" style:list-style-name="L7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7" style:family="paragraph" style:parent-style-name="Text_20_body" style:list-style-name="L7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38" style:family="paragraph" style:parent-style-name="Text_20_body" style:list-style-name="L7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39" style:family="paragraph" style:parent-style-name="Text_20_body" style:list-style-name="L7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Text_20_body" style:list-style-name="L77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2" style:family="paragraph" style:parent-style-name="Text_20_body" style:list-style-name="L77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3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fo:color="#ff0000" fo:font-size="15pt" fo:background-color="#f4cccc" style:language-asian="ja" style:country-asian="JP"/>
    </style:style>
    <style:style style:name="T9" style:family="text">
      <style:text-properties style:language-asian="ja" style:country-asian="JP"/>
    </style:style>
    <style:style style:name="T10" style:family="text">
      <style:text-properties fo:background-color="#ccff66"/>
    </style:style>
    <style:style style:name="T1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2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3" style:family="text">
      <style:text-properties fo:background-color="#ffff66"/>
    </style:style>
    <style:style style:name="T14" style:family="text">
      <style:text-properties fo:background-color="#ffff99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text-line-through-style="solid" style:text-line-through-type="double"/>
    </style:style>
    <style:style style:name="T17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1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7">#_ </text:span></text:p>
      <text:list xml:id="list79531119200390660" text:style-name="L1">
        <text:list-item>
          <text:p text:style-name="P33">REVIEW</text:p>
        </text:list-item>
        <text:list-item>
          <text:p text:style-name="P33"><text:span text:style-name="T7">#_ </text:span>TASK-1</text:p>
          <text:list>
            <text:list-item>
              <text:list>
                <text:list-item>
                  <text:p text:style-name="P33">categorizing → if “UNKNOWN”</text:p>
                  <text:list>
                    <text:list-item>
                      <text:p text:style-name="P33">==&gt; ”update_Pos_After_Identifying” → return false</text:p>
                    </text:list-item>
                    <text:list-item>
                      <text:p text:style-name="P33">#_20191126_141554:next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CODE : #_20191127_095715:test</text:p>
                </text:list-item>
                <text:list-item>
                  <text:p text:style-name="P33">TEST ==&gt; </text:p>
                  <text:list>
                    <text:list-item>
                      <text:p text:style-name="P33">TRACE</text:p>
                      <text:list>
                        <text:list-item>
                          <text:p text:style-name="P33">loop_J2_Y</text:p>
                        </text:list-item>
                        <text:list-item>
                          <text:p text:style-name="P33">/→ _loop_J3 (valOf_Ret = (flg_Pos, valOf_Update))</text:p>
                        </text:list-item>
                        <text:list-item>
                          <text:p text:style-name="P33">/→ _loop_J3_Y</text:p>
                        </text:list-item>
                        <text:list-item>
                          <text:p text:style-name="P33">→ _loop_J3_N</text:p>
                        </text:list-item>
                        <text:list-item>
                          <text:p text:style-name="P33">/→ _loop_J3_4</text:p>
                        </text:list-item>
                      </text:list>
                    </text:list-item>
                    <text:list-item>
                      <text:p text:style-name="P33">TRACE</text:p>
                      <text:list>
                        <text:list-item>
                          <text:p text:style-name="P33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3">TEST ==&gt; </text:p>
                  <text:list>
                    <text:list-item>
                      <text:p text:style-name="P33">FIX : #_20191127_102353:fix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76508325113252451" text:style-name="L2">
        <text:list-item>
          <text:p text:style-name="P34">TASK-1 : #_20191127_102826:next</text:p>
          <text:list>
            <text:list-item>
              <text:p text:style-name="P34">#_20191107_135221:caller</text:p>
            </text:list-item>
            <text:list-item>
              <text:p text:style-name="P34"><text:soft-page-break/>“libfx_7.tester_T_2__Buy_Up__Loop_2_Trailing__V3__ForLoop_1_Sell”</text:p>
            </text:list-item>
            <text:list-item>
              <text:p text:style-name="P34">==&gt; post loop-break</text:p>
            </text:list-item>
          </text:list>
        </text:list-item>
      </text:list>
      <text:p text:style-name="P9">[further]</text:p>
      <text:list xml:id="list1782049909389727042" text:style-name="L3">
        <text:list-item>
          <text:p text:style-name="P35"/>
        </text:list-item>
      </text:list>
      <text:p text:style-name="P2"><text:line-break/><text:span text:style-name="T10">[/ 20191127_102804]</text:span></text:p>
      <text:p text:style-name="P2"/>
      <text:p text:style-name="P12"/>
      <text:p text:style-name="P9"><text:span text:style-name="T11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7">#_ </text:span></text:p>
      <text:list xml:id="list7053456018038327469" text:style-name="L4">
        <text:list-item>
          <text:p text:style-name="P36"><text:span text:style-name="T7">#_ </text:span>REVIEW</text:p>
        </text:list-item>
        <text:list-item>
          <text:p text:style-name="P36">TASK-1 : #_20191127_102826:next</text:p>
          <text:list>
            <text:list-item>
              <text:list>
                <text:list-item>
                  <text:p text:style-name="P36">#_20191107_135221:caller</text:p>
                </text:list-item>
                <text:list-item>
                  <text:p text:style-name="P36">“libfx_7.tester_T_2__Buy_Up__Loop_2_Trailing__V3__ForLoop_1_Sell”</text:p>
                </text:list-item>
                <text:list-item>
                  <text:p text:style-name="P36">==&gt; post loop-break</text:p>
                </text:list-item>
              </text:list>
            </text:list-item>
            <text:list-item>
              <text:p text:style-name="P36"><text:span text:style-name="T7">#_ </text:span>T-1.1 : review code [20191127_123305</text:p>
            </text:list-item>
            <text:list-item>
              <text:p text:style-name="P36"><text:span text:style-name="T7">#_ </text:span>T-1.2 : “TEST” → comment out</text:p>
              <text:list>
                <text:list-item>
                  <text:p text:style-name="P36"><text:span text:style-name="T7">#_ </text:span>CODE </text:p>
                </text:list-item>
                <text:list-item>
                  <text:p text:style-name="P36">TEST ==&gt; </text:p>
                  <text:list>
                    <text:list-item>
                      <text:p text:style-name="P36">result</text:p>
                      <text:list>
                        <text:list-item>
                          <text:p text:style-name="P36">2019.04.24 07:45 ==&gt; C5 → WHY?</text:p>
                        </text:list-item>
                      </text:list>
                    </text:list-item>
                    <text:list-item>
                      <text:p text:style-name="P36">TRY : ==&gt; OK</text:p>
                    </text:list-item>
                    <text:list-item>
                      <text:p text:style-name="P36">result</text:p>
                      <text:list>
                        <text:list-item>
                          <text:p text:style-name="P36">2019.04.24 08:00 → C5, why ?</text:p>
                        </text:list-item>
                        <text:list-item>
                          <text:p text:style-name="P36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7">#_ </text:span>T-1.3 : change → j3.4</text:p>
              <text:list>
                <text:list-item>
                  <text:p text:style-name="P110">CODE</text:p>
                  <text:list>
                    <text:list-item>
                      <text:p text:style-name="P110">“cond_1 = (e0.price_Low &lt;= e0.price_Close)”</text:p>
                      <text:list>
                        <text:list-item>
                          <text:p text:style-name="P110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10"><text:span text:style-name="T7">#_ </text:span>TEST ==&gt; OK </text:p>
                </text:list-item>
              </text:list>
            </text:list-item>
            <text:list-item>
              <text:p text:style-name="P110">T-1.3 : lo_LO_Pos_Exits → build</text:p>
              <text:list>
                <text:list-item>
                  <text:p text:style-name="P110">#_20191127_130006:ref</text:p>
                </text:list-item>
                <text:list-item>
                  <text:p text:style-name="P110">TRACE</text:p>
                  <text:list>
                    <text:list-item>
                      <text:p text:style-name="P110">update_Pos_After_Identifying_C8</text:p>
                    </text:list-item>
                    <text:list-item>
                      <text:p text:style-name="P110">← update_Pos_After_Identifying</text:p>
                    </text:list-item>
                  </text:list>
                </text:list-item>
                <text:list-item>
                  <text:p text:style-name="P110">CODE : “step : D : j6-2”</text:p>
                  <text:list>
                    <text:list-item>
                      <text:p text:style-name="P110">#_20191127_130848:tmp</text:p>
                    </text:list-item>
                    <text:list-item>
                      <text:p text:style-name="P110">new FUNC : reset_Pos(Pos)</text:p>
                      <text:list>
                        <text:list-item>
                          <text:p text:style-name="P110">#_20191127_131823:caller</text:p>
                        </text:list-item>
                        <text:list-item>
                          <text:p text:style-name="P110">#_20191127_131828:head</text:p>
                        </text:list-item>
                        <text:list-item>
                          <text:p text:style-name="P110">#_20191127_131831:wl:in-func</text:p>
                        </text:list-item>
                      </text:list>
                    </text:list-item>
                    <text:list-item>
                      <text:p text:style-name="P110">TEST ==&gt; </text:p>
                      <text:list>
                        <text:list-item>
                          <text:p text:style-name="P110">review : libfx_6.py:5567</text:p>
                          <text:list>
                            <text:list-item>
                              <text:p text:style-name="P110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0">PROBLEM ==&gt; dat file → entries all same</text:p>
                  <text:list>
                    <text:list-item>
                      <text:p text:style-name="P110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10">TRY : #_20191127_134648:tmp</text:p>
                      <text:list>
                        <text:list-item>
                          <text:p text:style-name="P11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915921602838865924" text:style-name="L5">
        <text:list-item>
          <text:p text:style-name="P37">TASK : </text:p>
          <text:list>
            <text:list-item>
              <text:p text:style-name="P37">“step : A : 2 : j1 : N” ==&gt; modify</text:p>
              <text:list>
                <text:list-item>
                  <text:p text:style-name="P37"><text:soft-page-break/>→ loop-break NOT by “len(lo_Pos_Exits) &lt;= 0”</text:p>
                </text:list-item>
                <text:list-item>
                  <text:p text:style-name="P37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7">TASK-2 : <text:span text:style-name="T9">PROBLEM ==&gt; dat file → entries all same</text:span></text:p>
          <text:list>
            <text:list-item>
              <text:p text:style-name="P111">#_20191127_133126:tmp (libfx_6)</text:p>
            </text:list-item>
          </text:list>
        </text:list-item>
      </text:list>
      <text:p text:style-name="P9">[further]</text:p>
      <text:list xml:id="list4283915617863062118" text:style-name="L6">
        <text:list-item>
          <text:p text:style-name="P38"/>
        </text:list-item>
      </text:list>
      <text:p text:style-name="P2"><text:line-break/><text:span text:style-name="T10">[/ 20191127_140005]</text:span></text:p>
      <text:p text:style-name="P2"/>
      <text:p text:style-name="P12"/>
      <text:p text:style-name="P9"><text:span text:style-name="T11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7">#_ </text:span></text:p>
      <text:list xml:id="list8310241479879405509" text:style-name="L7">
        <text:list-item>
          <text:p text:style-name="P39">REVIEW</text:p>
        </text:list-item>
        <text:list-item>
          <text:p text:style-name="P39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9">→ loop-break NOT by “len(lo_Pos_Exits) &lt;= 0”</text:p>
                    </text:list-item>
                    <text:list-item>
                      <text:p text:style-name="P39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9">T-1.1 : probe</text:p>
              <text:list>
                <text:list-item>
                  <text:p text:style-name="P39"><text:span text:style-name="T7">#_ </text:span>“step : A : 2 : j1” → where used ?</text:p>
                  <text:list>
                    <text:list-item>
                      <text:p text:style-name="P39"><text:span text:style-name="T13">#_20191127_153839:tmp</text:span> ==&gt; this</text:p>
                      <text:list>
                        <text:list-item>
                          <text:p text:style-name="P39">in → tester_T_2__Buy_Up__Loop_2_Trailing__V3_Sell</text:p>
                        </text:list-item>
                      </text:list>
                    </text:list-item>
                    <text:list-item>
                      <text:p text:style-name="P39">#_20191127_153903:tmp</text:p>
                      <text:list>
                        <text:list-item>
                          <text:p text:style-name="P39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7">#_ </text:span>“(step : A : 2 : 1) loop --&gt; comp” → where // in dat file ?</text:p>
                  <text:list>
                    <text:list-item>
                      <text:p text:style-name="P39">→ after : “valOf_Identity ==&gt; C8” </text:p>
                    </text:list-item>
                  </text:list>
                </text:list-item>
                <text:list-item>
                  <text:p text:style-name="P39"><text:soft-page-break/><text:span text:style-name="T7">#_ </text:span>“(step : A : 2 : 1) loop --&gt; comp” → where // in py file ?</text:p>
                  <text:list>
                    <text:list-item>
                      <text:p text:style-name="P39">→ #_20191127_154533:tmp (once) (line : 5946)</text:p>
                    </text:list-item>
                  </text:list>
                </text:list-item>
                <text:list-item>
                  <text:p text:style-name="P39"><text:span text:style-name="T7">#_ </text:span>“(step : A : 2 : 1) loop --&gt; comp” → in dat file, the line num is 5458, NOT 5954 (py file) → why ?</text:p>
                  <text:list>
                    <text:list-item>
                      <text:p text:style-name="P39">TRY → re-execute</text:p>
                      <text:list>
                        <text:list-item>
                          <text:p text:style-name="P39">==&gt; now → “libfx_6.py:5458”</text:p>
                        </text:list-item>
                      </text:list>
                    </text:list-item>
                    <text:list-item>
                      <text:p text:style-name="P39">TRY : what is actually there in the line 5458 in py file ?</text:p>
                      <text:list>
                        <text:list-item>
                          <text:p text:style-name="P39">==&gt; another func : tester_T_2__Buy_Up__Loop_2_Trailing__V3_Sell</text:p>
                        </text:list-item>
                      </text:list>
                    </text:list-item>
                    <text:list-item>
                      <text:p text:style-name="P39">TRY : “loop --&gt; comp” → where // in py file ?</text:p>
                      <text:list>
                        <text:list-item>
                          <text:p text:style-name="P39"><text:span text:style-name="T14">#_20191127_155149:tmp</text:span> ==&gt; this</text:p>
                          <text:list>
                            <text:list-item>
                              <text:p text:style-name="P39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9">#_20191127_154533:tmp</text:p>
                          <text:list>
                            <text:list-item>
                              <text:p text:style-name="P39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9"><text:span text:style-name="T7">#_ </text:span>T-1.2 : probes</text:p>
              <text:list>
                <text:list-item>
                  <text:p text:style-name="P39">1.2.1 : “(step : A : 2 : X) reporting” ==&gt; where in → log file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1.2.2 : “cntOf_Loop” → what value it has ?</text:p>
                  <text:list>
                    <text:list-item>
                      <text:p text:style-name="P39">==&gt; incremental</text:p>
                    </text:list-item>
                  </text:list>
                </text:list-item>
              </text:list>
            </text:list-item>
            <text:list-item>
              <text:p text:style-name="P39"><text:span text:style-name="T7">#_ </text:span>T-1.3 : loop break → use “cntOf_Loop” value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  <text:list>
                    <text:list-item>
                      <text:p text:style-name="P39">log → output-ed</text:p>
                    </text:list-item>
                  </text:list>
                </text:list-item>
                <text:list-item>
                  <text:p text:style-name="P39"><text:span text:style-name="T7">#_ </text:span>-1.3.1 : “cntOf_Loop” value ==&gt; change </text:p>
                  <text:list>
                    <text:list-item>
                      <text:p text:style-name="P39">CODE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oft-page-break/>TASK-2 : <text:span text:style-name="T9">PROBLEM ==&gt; dat file → entries all same</text:span><text:span text:style-name="T12"> </text:span></text:p>
          <text:list>
            <text:list-item>
              <text:list>
                <text:list-item>
                  <text:p text:style-name="P112"><text:span text:style-name="T14">#_20191127_133126:tmp</text:span> (libfx_6) ::[20191127_162818</text:p>
                </text:list-item>
              </text:list>
            </text:list-item>
            <text:list-item>
              <text:p text:style-name="P112">T-2.1 : probe</text:p>
              <text:list>
                <text:list-item>
                  <text:p text:style-name="P112">“(step : A : 2 : j1 : Y : 1)” ==&gt; shown in log file ?</text:p>
                  <text:list>
                    <text:list-item>
                      <text:p text:style-name="P112">==&gt; FOUND : “[libfx_6.py:5523” → at this line, Pos has already irregular → “Pos['st_idx']<text:tab/>14</text:p>
                    </text:list-item>
                    <text:list-item>
                      <text:p text:style-name="P112">Pos['st_pr']<text:tab/>78.644</text:p>
                    </text:list-item>
                    <text:list-item>
                      <text:p text:style-name="P112">Pos['ext_idx']<text:tab/>13”</text:p>
                    </text:list-item>
                  </text:list>
                </text:list-item>
              </text:list>
            </text:list-item>
            <text:list-item>
              <text:p text:style-name="P112">T-2.2 : TRACE</text:p>
              <text:list>
                <text:list-item>
                  <text:p text:style-name="P112">libfx_6 :: tester_T_2__Buy_Up__Loop_2_Trailing__V3__ForLoop_1_Sell</text:p>
                  <text:list>
                    <text:list-item>
                      <text:p text:style-name="P112">#_20191102_121417:caller</text:p>
                    </text:list-item>
                  </text:list>
                </text:list-item>
                <text:list-item>
                  <text:p text:style-name="P112">==&gt; in this function, search → “lo_Pos_Exits.append”</text:p>
                  <text:list>
                    <text:list-item>
                      <text:p text:style-name="P112">→ not entry</text:p>
                    </text:list-item>
                  </text:list>
                </text:list-item>
                <text:list-item>
                  <text:p text:style-name="P112">2.2.1 : search “lo_Pos_Exits.append” in libfx_7</text:p>
                  <text:list>
                    <text:list-item>
                      <text:p text:style-name="P112">#_20191127_163615:tmp</text:p>
                    </text:list-item>
                    <text:list-item>
                      <text:p text:style-name="P112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36950851959929899" text:style-name="L8">
        <text:list-item>
          <text:p text:style-name="P40">TASK : continue</text:p>
          <text:list>
            <text:list-item>
              <text:p text:style-name="P40">TASK-2.2.1</text:p>
            </text:list-item>
          </text:list>
        </text:list-item>
      </text:list>
      <text:p text:style-name="P9">[further]</text:p>
      <text:list xml:id="list1786938305162803062" text:style-name="L9">
        <text:list-item>
          <text:p text:style-name="P41"/>
        </text:list-item>
      </text:list>
      <text:p text:style-name="P2"><text:line-break/><text:span text:style-name="T10">[/ 20191127_163903]</text:span></text:p>
      <text:p text:style-name="P2"/>
      <text:p text:style-name="P12"/>
      <text:p text:style-name="P17">25<text:span text:style-name="T15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7">#_ </text:span></text:p>
      <text:list xml:id="list276179668767541672" text:style-name="L10">
        <text:list-item>
          <text:p text:style-name="P42">REVIEW</text:p>
        </text:list-item>
        <text:list-item>
          <text:p text:style-name="P126"><text:span text:style-name="T2">TASK-1 : </text:span><text:span text:style-name="T3">search “lo_Pos_Exits.append” in libfx_7</text:span></text:p>
        </text:list-item>
      </text:list>
      <text:list xml:id="list37323680" text:continue-list="list7053456018038327469" text:style-name="L4">
        <text:list-item>
          <text:list>
            <text:list-item>
              <text:list>
                <text:list-item>
                  <text:list>
                    <text:list-item>
                      <text:p text:style-name="P110">#_20191127_163615:tmp</text:p>
                    </text:list-item>
                    <text:list-item>
                      <text:p text:style-name="P110">#_20191127_163641:tmp</text:p>
                    </text:list-item>
                  </text:list>
                </text:list-item>
              </text:list>
            </text:list-item>
            <text:list-item>
              <text:p text:style-name="P110">SEG-1 : stopper → set</text:p>
              <text:list>
                <text:list-item>
                  <text:p text:style-name="P110"><text:span text:style-name="T7">#_ </text:span>S-1.1</text:p>
                  <text:list>
                    <text:list-item>
                      <text:p text:style-name="P110">“cntOf_Loop” → where used ?</text:p>
                      <text:list>
                        <text:list-item>
                          <text:p text:style-name="P110">tester_T_2__Buy_Up__Loop_2_Trailing__V3_Sell</text:p>
                        </text:list-item>
                        <text:list-item>
                          <text:p text:style-name="P110">/ tester_T_2__Buy_Up__Loop_2_Trailing__V3__ForLoop_1_Sell</text:p>
                        </text:list-item>
                      </text:list>
                    </text:list-item>
                    <text:list-item>
                      <text:p text:style-name="P110"><text:span text:style-name="T7">#_ </text:span>“(step : A : j1.2 : Y) loop limit” → shown in log file ?</text:p>
                      <text:list>
                        <text:list-item>
                          <text:p text:style-name="P110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10"><text:span text:style-name="T7">#_ </text:span>S-1.2 : set limit → <text:span text:style-name="T16">15</text:span>10</text:p>
                  <text:list>
                    <text:list-item>
                      <text:p text:style-name="P110">CODE</text:p>
                    </text:list-item>
                    <text:list-item>
                      <text:p text:style-name="P110">TEST 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7">#_ </text:span>T-1.1 </text:p>
              <text:list>
                <text:list-item>
                  <text:p text:style-name="P110">loop limit → off ==&gt; then, dat file wil show what ?</text:p>
                  <text:list>
                    <text:list-item>
                      <text:p text:style-name="P110">use → “[SLICE-30]”</text:p>
                    </text:list-item>
                  </text:list>
                </text:list-item>
                <text:list-item>
                  <text:p text:style-name="P110">CODE</text:p>
                </text:list-item>
                <text:list-item>
                  <text:p text:style-name="P110">TEST ==&gt; </text:p>
                  <text:list>
                    <text:list-item>
                      <text:p text:style-name="P110">RESULTS</text:p>
                      <text:list>
                        <text:list-item>
                          <text:p text:style-name="P110">5 entries</text:p>
                        </text:list-item>
                        <text:list-item>
                          <text:p text:style-name="P110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2</text:p>
              <text:list>
                <text:list-item>
                  <text:p text:style-name="P110">DO</text:p>
                  <text:list>
                    <text:list-item>
                      <text:p text:style-name="P110"><text:soft-page-break/>ext_idx ==&gt; where used in py file ?</text:p>
                    </text:list-item>
                    <text:list-item>
                      <text:p text:style-name="P110"><text:span text:style-name="T7">#_ </text:span>“ts_SL ----&gt; SL” ==&gt; where shown in log file ? (BUSL3_No_T_3.(20191128_135530).log)</text:p>
                      <text:list>
                        <text:list-item>
                          <text:p text:style-name="P110">line : 252,772, ==&gt; 2 instances</text:p>
                        </text:list-item>
                      </text:list>
                    </text:list-item>
                    <text:list-item>
                      <text:p text:style-name="P110">dat file → when created in py file ? </text:p>
                      <text:list>
                        <text:list-item>
                          <text:p text:style-name="P110">libfx_6.py:8874</text:p>
                        </text:list-item>
                        <text:list-item>
                          <text:p text:style-name="P110">tester_T_2__Report_Dat</text:p>
                          <text:list>
                            <text:list-item>
                              <text:p text:style-name="P110">caller : line, </text:p>
                              <text:list>
                                <text:list-item>
                                  <text:p text:style-name="P110">8841 : tester_T_2__Report_Dat</text:p>
                                </text:list-item>
                                <text:list-item>
                                  <text:p text:style-name="P110">9620 : _tester_T_2__Choice_1</text:p>
                                </text:list-item>
                                <text:list-item>
                                  <text:p text:style-name="P110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3</text:p>
              <text:list>
                <text:list-item>
                  <text:p text:style-name="P110">DO</text:p>
                  <text:list>
                    <text:list-item>
                      <text:p text:style-name="P110">10112 : tester_T_3 ==&gt; what is being done ?</text:p>
                    </text:list-item>
                    <text:list-item>
                      <text:p text:style-name="P110">tester_T_2__Report_Dat</text:p>
                    </text:list-item>
                  </text:list>
                </text:list-item>
              </text:list>
            </text:list-item>
            <text:list-item>
              <text:p text:style-name="P110">T-1.4</text:p>
              <text:list>
                <text:list-item>
                  <text:p text:style-name="P110">DO</text:p>
                  <text:list>
                    <text:list-item>
                      <text:p text:style-name="P110">func “libfx_6::tester_T_2__Buy_Up__Loop_2_Trailing__V3_Sell” ==&gt; returns “lo_Pos_Exits” ==&gt; what is this variable?</text:p>
                    </text:list-item>
                    <text:list-item>
                      <text:p text:style-name="P110">libfx_6::tester_T_3</text:p>
                    </text:list-item>
                    <text:list-item>
                      <text:p text:style-name="P110">/ tester_T_2__Buy_Up__Loop_2_Trailing__V3_Sell</text:p>
                      <text:list>
                        <text:list-item>
                          <text:p text:style-name="P110">#_20191128_142320:tmp</text:p>
                        </text:list-item>
                        <text:list-item>
                          <text:p text:style-name="P110">“lo_LO_Pos_Exits”</text:p>
                          <text:list>
                            <text:list-item>
                              <text:p text:style-name="P110"/>
                            </text:list-item>
                          </text:list>
                        </text:list-item>
                        <text:list-item>
                          <text:p text:style-name="P110">returned : (cntOf_Loop, lo_Pos_Exits) = </text:p>
                        </text:list-item>
                        <text:list-item>
                          <text:p text:style-name="P110">returns : ret = (cntOf_Loop, lo_LO_Pos_Exits)</text:p>
                        </text:list-item>
                        <text:list-item>
                          <text:p text:style-name="P110">for i in range(0, num_Max_Loop): <text:s text:c="2"/>#for-loop-1:20191031_130700</text:p>
                        </text:list-item>
                        <text:list-item>
                          <text:p text:style-name="P110"><text:soft-page-break/>/ libfx_7.tester_T_2__Buy_Up__Loop_2_Trailing__V3__ForLoop_1_Sell</text:p>
                          <text:list>
                            <text:list-item>
                              <text:p text:style-name="P110">#_20191128_142437:tmp</text:p>
                            </text:list-item>
                            <text:list-item>
                              <text:p text:style-name="P110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10">ret = (cntOf_Loop, lo_LO_Pos_Exits)</text:p>
                        </text:list-item>
                      </text:list>
                    </text:list-item>
                    <text:list-item>
                      <text:p text:style-name="P110">log file → line 5819 ==&gt; shown ?</text:p>
                      <text:list>
                        <text:list-item>
                          <text:p text:style-name="P110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5</text:p>
              <text:list>
                <text:list-item>
                  <text:p text:style-name="P110">DO</text:p>
                  <text:list>
                    <text:list-item>
                      <text:p text:style-name="P110">#_20191128_142805:tmp</text:p>
                    </text:list-item>
                    <text:list-item>
                      <text:p text:style-name="P110">log → show ext values, as well</text:p>
                    </text:list-item>
                  </text:list>
                </text:list-item>
                <text:list-item>
                  <text:p text:style-name="P110">CODE</text:p>
                </text:list-item>
                <text:list-item>
                  <text:p text:style-name="P110">TEST ==&gt; </text:p>
                  <text:list>
                    <text:list-item>
                      <text:p text:style-name="P110">FOUND</text:p>
                      <text:list>
                        <text:list-item>
                          <text:p text:style-name="P110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13570109676516155" text:style-name="L11">
        <text:list-item>
          <text:p text:style-name="P43">TASK-1</text:p>
          <text:list>
            <text:list-item>
              <text:p text:style-name="P43">when appending to “<text:span text:style-name="T9">lo_LO_Pos_Exits</text:span>” → what is being appended ?</text:p>
            </text:list-item>
            <text:list-item>
              <text:p text:style-name="P43">#_20191128_143856:next</text:p>
            </text:list-item>
          </text:list>
        </text:list-item>
      </text:list>
      <text:p text:style-name="P9">[further]</text:p>
      <text:list xml:id="list2885947612053623585" text:style-name="L12">
        <text:list-item>
          <text:p text:style-name="P44"/>
        </text:list-item>
      </text:list>
      <text:p text:style-name="P2"><text:line-break/><text:span text:style-name="T10">[/ 20191128_144051]</text:span></text:p>
      <text:p text:style-name="P2"/>
      <text:p text:style-name="P12"/>
      <text:p text:style-name="P9"><text:span text:style-name="T11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7">#_ </text:span></text:p>
      <text:list xml:id="list1767786194254694294" text:style-name="L13">
        <text:list-item>
          <text:p text:style-name="P45">REVIEW</text:p>
        </text:list-item>
        <text:list-item>
          <text:p text:style-name="P45">TASK-1</text:p>
          <text:list>
            <text:list-item>
              <text:p text:style-name="P45">PLANS</text:p>
              <text:list>
                <text:list-item>
                  <text:p text:style-name="P45">when appending to “<text:span text:style-name="T9">lo_LO_Pos_Exits</text:span>” → what is being appended ?</text:p>
                </text:list-item>
                <text:list-item>
                  <text:p text:style-name="P45">#_20191128_143856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#_20191129_113120:debug</text:p>
                </text:list-item>
                <text:list-item>
                  <text:p text:style-name="P45">CODE</text:p>
                </text:list-item>
                <text:list-item>
                  <text:p text:style-name="P45">TEST ==&gt; </text:p>
                  <text:list>
                    <text:list-item>
                      <text:p text:style-name="P45">FOUND</text:p>
                      <text:list>
                        <text:list-item>
                          <text:p text:style-name="P45">“tmp_Pos['ext_idx']<text:tab/>13<text:tab/>dateTime<text:tab/>2019.04.24 08:30”</text:p>
                        </text:list-item>
                        <text:list-item>
                          <text:p text:style-name="P45">“tmp_e0.dateTime<text:tab/>2019.04.24 09:00”</text:p>
                        </text:list-item>
                        <text:list-item>
                          <text:p text:style-name="P113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p text:style-name="P113">PLANS</text:p>
                  <text:list>
                    <text:list-item>
                      <text:p text:style-name="P113">libfx_7.tester_T_2__Buy_Up__Loop_2_Trailing__V3__ForLoop_1_Sell ==&gt; review</text:p>
                    </text:list-item>
                  </text:list>
                </text:list-item>
                <text:list-item>
                  <text:p text:style-name="P113">DO</text:p>
                  <text:list>
                    <text:list-item>
                      <text:p text:style-name="P113">#_20191129_114625:debug → “lo_Pos_Exits.append(setOf_Pos_Exit)”</text:p>
                    </text:list-item>
                    <text:list-item>
                      <text:p text:style-name="P113">“step : B : j5-2 : post : 1” ==&gt; show Pos values</text:p>
                      <text:list>
                        <text:list-item>
                          <text:p text:style-name="P113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3 : probe → _loop_J5</text:p>
            </text:list-item>
            <text:list-item>
              <text:p text:style-name="P113">T-1.4</text:p>
              <text:list>
                <text:list-item>
                  <text:p text:style-name="P113">#_20191129_122003:next</text:p>
                </text:list-item>
                <text:list-item>
                  <text:p text:style-name="P113">PLAN</text:p>
                  <text:list>
                    <text:list-item>
                      <text:p text:style-name="P113"><text:soft-page-break/>update Pos → “cu” value</text:p>
                    </text:list-item>
                  </text:list>
                </text:list-item>
                <text:list-item>
                  <text:p text:style-name="P113">CODE</text:p>
                  <text:list>
                    <text:list-item>
                      <text:list>
                        <text:list-item>
                          <text:p text:style-name="P113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13">TEST ==&gt; ~</text:p>
                </text:list-item>
                <text:list-item>
                  <text:p text:style-name="P113">“step : D : j6-2 : Y : 1” ==&gt; add output log func</text:p>
                  <text:list>
                    <text:list-item>
                      <text:p text:style-name="P113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67471277098903891" text:style-name="L14">
        <text:list-item>
          <text:p text:style-name="P46">TASK : PROBE</text:p>
          <text:list>
            <text:list-item>
              <text:p text:style-name="P46">log file : line : 339 // BUSL3_No_T_3.(20191129_131652).log</text:p>
              <text:list>
                <text:list-item>
                  <text:p text:style-name="P46">“[libfx_6.py:5461 / 20191129_131657] (step : A : 2 : 1) loop --&gt; comp”</text:p>
                </text:list-item>
                <text:list-item>
                  <text:p text:style-name="P46">libfx_6.py:5461</text:p>
                  <text:list>
                    <text:list-item>
                      <text:p text:style-name="P46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4608449371502004558" text:style-name="L15">
        <text:list-item>
          <text:p text:style-name="P47"/>
        </text:list-item>
      </text:list>
      <text:p text:style-name="P2"><text:line-break/><text:span text:style-name="T10">[/ 20191129_132759]</text:span></text:p>
      <text:p text:style-name="P2"/>
      <text:p text:style-name="P12"/>
      <text:p text:style-name="P9"><text:span text:style-name="T11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7">#_ </text:span></text:p>
      <text:list xml:id="list4447870914242851776" text:style-name="L16">
        <text:list-item>
          <text:p text:style-name="P48">REVIEW</text:p>
        </text:list-item>
        <text:list-item>
          <text:p text:style-name="P127"><text:span text:style-name="T2">TASK-1</text:span><text:span text:style-name="T3"> : PROBE</text:span></text:p>
          <text:list>
            <text:list-item>
              <text:list>
                <text:list-item>
                  <text:p text:style-name="P48">log file : line : 339 // BUSL3_No_T_3.(20191129_131652).log</text:p>
                  <text:list>
                    <text:list-item>
                      <text:p text:style-name="P48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8">libfx_6.py:5461</text:p>
                </text:list-item>
                <text:list-item>
                  <text:p text:style-name="P114">#_20191129_132713:next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FOUND</text:p>
                  <text:list>
                    <text:list-item>
                      <text:p text:style-name="P114">“[libfx_7.py:3913 / 20191130_083833] (step : C : 2.2 : 2) call func ==&gt; comp”</text:p>
                      <text:list>
                        <text:list-item>
                          <text:p text:style-name="P114">==&gt; “Pos['ext_idx']<text:tab/>13”</text:p>
                        </text:list-item>
                        <text:list-item>
                          <text:p text:style-name="P114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T-1.2</text:p>
              <text:list>
                <text:list-item>
                  <text:p text:style-name="P114">DO</text:p>
                  <text:list>
                    <text:list-item>
                      <text:p text:style-name="P114">“reset” → review : “(step : D : j6-2 : Y : 3)” : libfx_7.py:4874</text:p>
                    </text:list-item>
                    <text:list-item>
                      <text:p text:style-name="P114">log</text:p>
                    </text:list-item>
                  </text:list>
                </text:list-item>
                <text:list-item>
                  <text:p text:style-name="P114">TEST ==&gt; <text:s text:c="2"/>::[20191130_123327</text:p>
                  <text:list>
                    <text:list-item>
                      <text:p text:style-name="P114">==&gt; comp</text:p>
                    </text:list-item>
                  </text:list>
                </text:list-item>
                <text:list-item>
                  <text:p text:style-name="P114">FOUND</text:p>
                  <text:list>
                    <text:list-item>
                      <text:p text:style-name="P114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14">T-1.3 ::[20191130_124630</text:p>
              <text:list>
                <text:list-item>
                  <text:p text:style-name="P114">add debug points</text:p>
                  <text:list>
                    <text:list-item>
                      <text:p text:style-name="P114">libfx_7.py:4268 → #_20191130_124726:debug</text:p>
                    </text:list-item>
                  </text:list>
                </text:list-item>
                <text:list-item>
                  <text:p text:style-name="P114">TEST ==&gt; before “update_Pos_After_Identifying”</text:p>
                  <text:list>
                    <text:list-item>
                      <text:p text:style-name="P114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14">T-1.4</text:p>
              <text:list>
                <text:list-item>
                  <text:p text:style-name="P114">add debug points</text:p>
                  <text:list>
                    <text:list-item>
                      <text:p text:style-name="P114">after “update_Pos_After_Identifying” : #_20191130_125200:debug</text:p>
                    </text:list-item>
                  </text:list>
                </text:list-item>
                <text:list-item>
                  <text:p text:style-name="P114">TEST ==&gt; COMP</text:p>
                </text:list-item>
              </text:list>
            </text:list-item>
            <text:list-item>
              <text:p text:style-name="P114">T-1.5</text:p>
              <text:list>
                <text:list-item>
                  <text:p text:style-name="P114">DO</text:p>
                  <text:list>
                    <text:list-item>
                      <text:p text:style-name="P114"><text:soft-page-break/>at the beginning of “tester_T_2__Buy_Up__Loop_2_Trailing__V3__ForLoop_1_Sell”</text:p>
                      <text:list>
                        <text:list-item>
                          <text:p text:style-name="P114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14">TEST ==&gt; OK (it seems)</text:p>
                </text:list-item>
              </text:list>
            </text:list-item>
            <text:list-item>
              <text:p text:style-name="P114">T-1.5 : PROBLEM</text:p>
              <text:list>
                <text:list-item>
                  <text:list>
                    <text:list-item>
                      <text:p text:style-name="P114">dat file → ext_id ==&gt; all same → why ?</text:p>
                    </text:list-item>
                  </text:list>
                </text:list-item>
                <text:list-item>
                  <text:p text:style-name="P114">TRY : review ==&gt; libfx_6.py:9172</text:p>
                  <text:list>
                    <text:list-item>
                      <text:p text:style-name="P114">→ def tester_T_2__Report_Dat() : #_20191007_140229:caller</text:p>
                    </text:list-item>
                    <text:list-item>
                      <text:p text:style-name="P114">TRACE</text:p>
                      <text:list>
                        <text:list-item>
                          <text:p text:style-name="P114">def tester_T_3(request, _strOf_Op_Name = "BUSL3_No_T_2")</text:p>
                        </text:list-item>
                        <text:list-item>
                          <text:p text:style-name="P114">/ tester_T_2__Buy_Up__Loop_2_Trailing__V3_Sell :: (cntOf_Loop, lo_Pos_Exits)</text:p>
                        </text:list-item>
                        <text:list-item>
                          <text:p text:style-name="P114">/ tester_T_2__Report_Dat (… lo_Pos_Exits ...)</text:p>
                        </text:list-item>
                        <text:list-item>
                          <text:p text:style-name="P114">/ tester_T_2__Report_Log</text:p>
                        </text:list-item>
                      </text:list>
                    </text:list-item>
                    <text:list-item>
                      <text:p text:style-name="P114">TRACE</text:p>
                      <text:list>
                        <text:list-item>
                          <text:p text:style-name="P114">tester_T_2__Buy_Up__Loop_2_Trailing__V3_Sell :: (cntOf_Loop, lo_Pos_Exits)</text:p>
                          <text:list>
                            <text:list-item>
                              <text:p text:style-name="P114">/ for i in range(0, num_Max_Loop)</text:p>
                            </text:list-item>
                            <text:list-item>
                              <text:p text:style-name="P114">/ libfx_7.tester_T_2__Buy_Up__Loop_2_Trailing__V3__ForLoop_1_Sell :: (cntOf_Loop, lo_Pos_Exits, cntOf_Loop_B)</text:p>
                            </text:list-item>
                            <text:list-item>
                              <text:p text:style-name="P114">/ lo_LO_Pos_Exits.append(tmp_LO_Pos_Exits_0)</text:p>
                            </text:list-item>
                            <text:list-item>
                              <text:p text:style-name="P114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4">TRY : after dat writing, → write out to log file</text:p>
                  <text:list>
                    <text:list-item>
                      <text:p text:style-name="P114">CODE </text:p>
                    </text:list-item>
                    <text:list-item>
                      <text:p text:style-name="P114">TEST ==&gt; <text:s/>::[20191130_134249 <text:s/></text:p>
                      <text:list>
                        <text:list-item>
                          <text:p text:style-name="P48"><text:span text:style-name="T9">==&gt; OK!!!!! (BUSL3_No_T_3.</text:span><text:soft-page-break/><text:span text:style-name="T9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90128289719737442" text:style-name="L17">
        <text:list-item>
          <text:p text:style-name="P49">TASK</text:p>
          <text:list>
            <text:list-item>
              <text:p text:style-name="P49">“[libfx_7.py:3268 / 20191130_134649] (step : B : j3 : Y) price_Low &lt; ST_price ==&gt; C1, C2, C3, C6”</text:p>
              <text:list>
                <text:list-item>
                  <text:p text:style-name="P49">==&gt; coding (“j3.1”, memo=2019-11-08-<text:span text:style-name="T9">②)</text:span></text:p>
                </text:list-item>
                <text:list-item>
                  <text:p text:style-name="P49">#_20191130_135558:next</text:p>
                </text:list-item>
              </text:list>
            </text:list-item>
          </text:list>
        </text:list-item>
      </text:list>
      <text:p text:style-name="P9">[further]</text:p>
      <text:list xml:id="list28758239294474508" text:style-name="L18">
        <text:list-item>
          <text:p text:style-name="P50"/>
        </text:list-item>
      </text:list>
      <text:p text:style-name="P2"><text:line-break/><text:span text:style-name="T10">[/ 20191130_135702]</text:span></text:p>
      <text:p text:style-name="P2"/>
      <text:p text:style-name="P12"/>
      <text:p text:style-name="P9"><text:span text:style-name="T11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7">#_ </text:span></text:p>
      <text:list xml:id="list7486436509420459081" text:style-name="L19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“[libfx_7.py:3268 / 20191130_134649] (step : B : j3 : Y) price_Low &lt; ST_price ==&gt; C1, C2, C3, C6”</text:p>
                </text:list-item>
                <text:list-item>
                  <text:p text:style-name="P51">==&gt; coding (“j3.1”, memo=2019-11-08-<text:span text:style-name="T9">②)</text:span></text:p>
                </text:list-item>
                <text:list-item>
                  <text:p text:style-name="P51">#_20191130_135558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~~ “step : B : j3.1 : N”</text:p>
                </text:list-item>
                <text:list-item>
                  <text:p text:style-name="P51">CODE</text:p>
                </text:list-item>
                <text:list-item>
                  <text:p text:style-name="P51">TEST ==&gt; <text:s text:c="2"/>::[20191201_091759</text:p>
                  <text:list>
                    <text:list-item>
                      <text:p text:style-name="P51"><text:soft-page-break/>FOUND : BUSL3_No_T_3.(20191130_134638).dir</text:p>
                      <text:list>
                        <text:list-item>
                          <text:p text:style-name="P51">first bar → “price_Low &lt; ST_price ==&gt; C1, C2, C3, C6”</text:p>
                          <text:list>
                            <text:list-item>
                              <text:p text:style-name="P51">==&gt; then, the loop doesn't end</text:p>
                            </text:list-item>
                            <text:list-item>
                              <text:p text:style-name="P51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T-1.2 : modify</text:p>
                  <text:list>
                    <text:list-item>
                      <text:p text:style-name="P51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31142056051430265" text:style-name="L20">
        <text:list-item>
          <text:p text:style-name="P52">TASK : modify</text:p>
          <text:list>
            <text:list-item>
              <text:p text:style-name="P52">#20191201_094215:next</text:p>
            </text:list-item>
          </text:list>
        </text:list-item>
      </text:list>
      <text:p text:style-name="P9">[further]</text:p>
      <text:list xml:id="list7218638350650939365" text:style-name="L21">
        <text:list-item>
          <text:p text:style-name="P53"/>
        </text:list-item>
      </text:list>
      <text:p text:style-name="P2"><text:line-break/><text:span text:style-name="T10">[/ 20191201_094532]</text:span></text:p>
      <text:p text:style-name="P2"/>
      <text:p text:style-name="P12"/>
      <text:p text:style-name="P9"><text:span text:style-name="T11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7">#_ </text:span></text:p>
      <text:list xml:id="list6452915050633828742" text:style-name="L22">
        <text:list-item>
          <text:p text:style-name="P54">REVIEW</text:p>
        </text:list-item>
        <text:list-item>
          <text:p text:style-name="P54">TASK-1 : modify</text:p>
          <text:list>
            <text:list-item>
              <text:list>
                <text:list-item>
                  <text:p text:style-name="P54">#20191201_094215:next</text:p>
                </text:list-item>
              </text:list>
            </text:list-item>
            <text:list-item>
              <text:p text:style-name="P54">T-1.1 </text:p>
              <text:list>
                <text:list-item>
                  <text:p text:style-name="P54">CODE : #_20191201_152357:debug</text:p>
                </text:list-item>
                <text:list-item>
                  <text:p text:style-name="P54">TEST ==&gt; “flg_Pos returned ==&gt; it's now”</text:p>
                  <text:list>
                    <text:list-item>
                      <text:p text:style-name="P54">log file : BUSL3_No_T_3.(20191201_152538).log</text:p>
                      <text:list>
                        <text:list-item>
                          <text:list>
                            <text:list-item>
                              <text:p text:style-name="P54">==&gt; lines</text:p>
                            </text:list-item>
                          </text:list>
                        </text:list-item>
                        <text:list-item>
                          <text:p text:style-name="P54">153, 564, 1059 (C4), 1316 (C4), 1661 (C4), </text:p>
                        </text:list-item>
                        <text:list-item>
                          <text:p text:style-name="P54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T-1.2 ::[20191201_155157</text:p>
              <text:list>
                <text:list-item>
                  <text:p text:style-name="P54">after libfx_7 “breaking from the loop...” ==&gt; </text:p>
                  <text:list>
                    <text:list-item>
                      <text:p text:style-name="P54">libfx_6 : “(step : A : 2 : 1) loop --&gt; comp”</text:p>
                    </text:list-item>
                    <text:list-item>
                      <text:p text:style-name="P54">“(step : A : 2 : j1 : N : 1) len(lo_Pos_Exits) &lt;= 0”</text:p>
                    </text:list-item>
                  </text:list>
                </text:list-item>
                <text:list-item>
                  <text:p text:style-name="P54">==&gt; let's review what's happening : “(step : A : 2 : j1 : N : 1)”</text:p>
                </text:list-item>
              </text:list>
            </text:list-item>
            <text:list-item>
              <text:p text:style-name="P54">T-1.3 : what's happening when “SL” ?</text:p>
              <text:list>
                <text:list-item>
                  <text:p text:style-name="P54">log file : BUSL3_No_T_3.(20191201_152538).log → <text:s/>line : 330</text:p>
                  <text:list>
                    <text:list-item>
                      <text:p text:style-name="P54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4">T-1.3 : IDEA <text:s/>::[20191201_162848 <text:s text:c="2"/></text:p>
              <text:list>
                <text:list-item>
                  <text:p text:style-name="P54">in the 1st bar, SL or UNKNOWN → back to libfx_6</text:p>
                  <text:list>
                    <text:list-item>
                      <text:p text:style-name="P54">==&gt; in this case, currently → “lo_Pos_Exits” has no entry</text:p>
                    </text:list-item>
                    <text:list-item>
                      <text:p text:style-name="P54">==&gt; enter the 1st bar, anyway</text:p>
                    </text:list-item>
                    <text:list-item>
                      <text:p text:style-name="P54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93385783289362021" text:style-name="L23">
        <text:list-item>
          <text:p text:style-name="P55">TASK : this → T-1.3</text:p>
          <text:list>
            <text:list-item>
              <text:p text:style-name="P55">libfx_7 : #_20191201_164006:next</text:p>
            </text:list-item>
          </text:list>
        </text:list-item>
      </text:list>
      <text:p text:style-name="P9">[further]</text:p>
      <text:list xml:id="list949582433541020085" text:style-name="L24">
        <text:list-item>
          <text:p text:style-name="P56"/>
        </text:list-item>
      </text:list>
      <text:p text:style-name="P2"><text:line-break/><text:span text:style-name="T10">[/ 20191201_164030]</text:span></text:p>
      <text:p text:style-name="P2"/>
      <text:p text:style-name="P12"/>
      <text:p text:style-name="P9"><text:span text:style-name="T11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7">#_ </text:span></text:p>
      <text:list xml:id="list37318557" text:continue-list="list37323680" text:style-name="L4">
        <text:list-item>
          <text:p text:style-name="P36">REVIEW</text:p>
        </text:list-item>
        <text:list-item>
          <text:p text:style-name="P36">TASK-1 : IDEA <text:s/>::[20191201_162848 <text:s text:c="2"/></text:p>
          <text:list>
            <text:list-item>
              <text:list>
                <text:list-item>
                  <text:p text:style-name="P36">in the 1st bar, SL or UNKNOWN → back to libfx_6</text:p>
                  <text:list>
                    <text:list-item>
                      <text:p text:style-name="P36">==&gt; in this case, currently → “lo_Pos_Exits” has no entry</text:p>
                    </text:list-item>
                    <text:list-item>
                      <text:p text:style-name="P36">==&gt; enter the 1st bar, anyway</text:p>
                    </text:list-item>
                    <text:list-item>
                      <text:p text:style-name="P36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6">T-1.1 : review → “j5-2”</text:p>
              <text:list>
                <text:list-item>
                  <text:p text:style-name="P36">tester_T_2__Buy_Up__Loop_2_Trailing__V3__ForLoop_1_Sell</text:p>
                </text:list-item>
                <text:list-item>
                  <text:p text:style-name="P36">review : “(step : C-2 : 1) post identifying” : BUSL3_No_T_3.(20191201_093319).log</text:p>
                  <text:list>
                    <text:list-item>
                      <text:p text:style-name="P36">211,291,349 → C8</text:p>
                    </text:list-item>
                  </text:list>
                </text:list-item>
              </text:list>
            </text:list-item>
            <text:list-item>
              <text:p text:style-name="P36">T-1.2 : review “==&gt; C1, C2, C3, C6” (BUSL3_No_T_3.(20191202_132947).log)</text:p>
              <text:list>
                <text:list-item>
                  <text:p text:style-name="P36">==&gt; DROP</text:p>
                </text:list-item>
              </text:list>
            </text:list-item>
            <text:list-item>
              <text:p text:style-name="P36">T-1.3 : serarch for → 1st bar, “C1, C2, C3, C6” : <text:s/>BUSL3_No_T_3.(20191202_132947).log</text:p>
              <text:list>
                <text:list-item>
                  <text:p text:style-name="P36">log lines</text:p>
                  <text:list>
                    <text:list-item>
                      <text:p text:style-name="P36">838,1436,</text:p>
                    </text:list-item>
                    <text:list-item>
                      <text:p text:style-name="P36">1701</text:p>
                      <text:list>
                        <text:list-item>
                          <text:p text:style-name="P36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6">==&gt; DROP</text:p>
                </text:list-item>
              </text:list>
            </text:list-item>
            <text:list-item>
              <text:p text:style-name="P36">T-1.4 : review → “j2” (position not taken, pattern detected) ::[20191202_133939 </text:p>
              <text:list>
                <text:list-item>
                  <text:p text:style-name="P36">log file → search : lin<text:span text:style-name="T9">e 3233 (BUSL3_No_T_3.(20191202_132947).log)</text:span></text:p>
                  <text:list>
                    <text:list-item>
                      <text:p text:style-name="P110">153, 564, 1059, 1316-C4, 1661-C4, </text:p>
                    </text:list-item>
                    <text:list-item>
                      <text:p text:style-name="P110">1913-UNKNOWN(C1, C2, C3, C6), </text:p>
                      <text:list>
                        <text:list-item>
                          <text:p text:style-name="P110">==&gt; “valOf_Update[0] =&gt; False”</text:p>
                        </text:list-item>
                        <text:list-item>
                          <text:p text:style-name="P36"><text:span text:style-name="T9">“[libfx_7.py:3233 / 20191202_133010] flg_Pos returned ==&gt; </text:span><text:soft-page-break/><text:span text:style-name="T9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5 : “valOf_Update” → valOf_Update[1] ~~&gt; what value in it ? ::[20191202_134929 <text:s text:c="2"/></text:p>
              <text:list>
                <text:list-item>
                  <text:p text:style-name="P110">“loop_J2_Y” : #_20191118_142204:caller</text:p>
                  <text:list>
                    <text:list-item>
                      <text:p text:style-name="P110">#_20191202_135249:tmp</text:p>
                    </text:list-item>
                  </text:list>
                </text:list-item>
                <text:list-item>
                  <text:p text:style-name="P110">“update_Pos_After_Identifying” ==&gt; returns what ?</text:p>
                  <text:list>
                    <text:list-item>
                      <text:p text:style-name="P110">#_20191119_133207:head</text:p>
                    </text:list-item>
                    <text:list-item>
                      <text:p text:style-name="P110">#_20191119_133203:caller</text:p>
                    </text:list-item>
                  </text:list>
                </text:list-item>
                <text:list-item>
                  <text:p text:style-name="P110">“loop_J2_Y” : where “valOf_Identity” → gotten ?</text:p>
                </text:list-item>
              </text:list>
            </text:list-item>
            <text:list-item>
              <text:p text:style-name="P110">T-1.6 : edit : #_20191202_135430:edit → “loop_J2_Y”</text:p>
              <text:list>
                <text:list-item>
                  <text:p text:style-name="P110">“loop_J2_Y” ==&gt; where called ?</text:p>
                  <text:list>
                    <text:list-item>
                      <text:p text:style-name="P110">libfx_7 : 3207 (1 location only)</text:p>
                    </text:list-item>
                  </text:list>
                </text:list-item>
                <text:list-item>
                  <text:p text:style-name="P110">TEST ==&gt; ::[20191202_135754 <text:s text:c="2"/></text:p>
                  <text:list>
                    <text:list-item>
                      <text:p text:style-name="P110">“flg_Pos returned ==&gt; it's now” (BUSL3_No_T_3.(20191202_135744).log)</text:p>
                      <text:list>
                        <text:list-item>
                          <text:p text:style-name="P110">153, 564, 1059, 1316, 1661, </text:p>
                        </text:list-item>
                        <text:list-item>
                          <text:p text:style-name="P110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7 : libfx_7.py:3239 → show Pos values</text:p>
              <text:list>
                <text:list-item>
                  <text:p text:style-name="P110">CODE : #_20191202_140226:code</text:p>
                </text:list-item>
                <text:list-item>
                  <text:p text:style-name="P110">TEST ==&gt; ::[20191202_140647 <text:s/></text:p>
                  <text:list>
                    <text:list-item>
                      <text:p text:style-name="P110">ERROR : “lo_Vals = ”</text:p>
                      <text:list>
                        <text:list-item>
                          <text:p text:style-name="P110">libfx_7 : 2297 (#_20191202_141050:debug)</text:p>
                        </text:list-item>
                      </text:list>
                    </text:list-item>
                    <text:list-item>
                      <text:p text:style-name="P110">TRY : #_20191202_141300:edit</text:p>
                      <text:list>
                        <text:list-item>
                          <text:p text:style-name="P110">TEST ==&gt; ERROR</text:p>
                        </text:list-item>
                      </text:list>
                    </text:list-item>
                    <text:list-item>
                      <text:p text:style-name="P110">TRY : “loop_J2_Y” ==&gt; return “lo_Vals”</text:p>
                      <text:list>
                        <text:list-item>
                          <text:p text:style-name="P110">CODE</text:p>
                        </text:list-item>
                        <text:list-item>
                          <text:p text:style-name="P110">TEST : “flg_Pos returned ==&gt; it's now”</text:p>
                          <text:list>
                            <text:list-item>
                              <text:p text:style-name="P110">BUSL3_No_T_3.(20191202_141548).log : </text:p>
                              <text:list>
                                <text:list-item>
                                  <text:p text:style-name="P110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8 : “flg_Pos returned ==&gt; it's now” : #_20191202_141932:tmp</text:p>
              <text:list>
                <text:list-item>
                  <text:p text:style-name="P110"><text:soft-page-break/>==&gt; ?? at this point, can the Pos object be appended to → lo_LO_Pos_Exists</text:p>
                  <text:list>
                    <text:list-item>
                      <text:p text:style-name="P110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53230104003320181" text:style-name="L25">
        <text:list-item>
          <text:p text:style-name="P57">TASK : append to → <text:span text:style-name="T9">lo_Pos_Exits</text:span></text:p>
          <text:list>
            <text:list-item>
              <text:p text:style-name="P57">lib_7 : #_20191202_142809:next</text:p>
              <text:list>
                <text:list-item>
                  <text:p text:style-name="P57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7690864827097457773" text:style-name="L26">
        <text:list-item>
          <text:p text:style-name="P58"/>
        </text:list-item>
      </text:list>
      <text:p text:style-name="P2"><text:line-break/><text:span text:style-name="T10">[/ 20191202_143155]</text:span></text:p>
      <text:p text:style-name="P18"/>
      <text:p text:style-name="P17">31<text:span text:style-name="T15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7">#_ </text:span></text:p>
      <text:list xml:id="list3289841019770855934" text:style-name="L27">
        <text:list-item>
          <text:p text:style-name="P59">REVIEW ::[20191203_103046</text:p>
          <text:list>
            <text:list-item>
              <text:p text:style-name="P115">“flg_Pos returned ==&gt; it's now” : BUSL3_No_T_3.(20191203_101702).log</text:p>
              <text:list>
                <text:list-item>
                  <text:p text:style-name="P115"/>
                </text:list-item>
              </text:list>
            </text:list-item>
          </text:list>
        </text:list-item>
        <text:list-item>
          <text:p text:style-name="P128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9">lib_7 : #_20191202_142809:next</text:p>
                </text:list-item>
                <text:list-item>
                  <text:p text:style-name="P59">ref : #_20191202_142914:ref</text:p>
                </text:list-item>
              </text:list>
            </text:list-item>
            <text:list-item>
              <text:p text:style-name="P59"><text:span text:style-name="T7">#_ </text:span>SEG-1 : debug comments → off</text:p>
            </text:list-item>
            <text:list-item>
              <text:p text:style-name="P59"><text:span text:style-name="T7">#_ </text:span>SEG-2 : debug comments → off ::[20191203_104023</text:p>
            </text:list-item>
            <text:list-item>
              <text:p text:style-name="P59"><text:span text:style-name="T7">#_ </text:span>T-1.1 </text:p>
              <text:list>
                <text:list-item>
                  <text:p text:style-name="P59">CODE</text:p>
                </text:list-item>
                <text:list-item>
                  <text:p text:style-name="P59"><text:soft-page-break/>TEST ==&gt; <text:s/>BUSL3_No_T_3.(20191203_103836).log ::]20191203_104958</text:p>
                  <text:list>
                    <text:list-item>
                      <text:p text:style-name="P59">“flg_Pos returned ==&gt; it's now”</text:p>
                      <text:list>
                        <text:list-item>
                          <text:p text:style-name="P59">line : 2000 : “True (valOf_Identity = UNKNOWN)”</text:p>
                        </text:list-item>
                      </text:list>
                    </text:list-item>
                    <text:list-item>
                      <text:p text:style-name="P59">“[libfx_6.py:9172 / 20191203_103956]</text:p>
                    </text:list-item>
                    <text:list-item>
                      <text:p text:style-name="P59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3989476088420998" text:style-name="L28">
        <text:list-item>
          <text:p text:style-name="P60">TASK</text:p>
          <text:list>
            <text:list-item>
              <text:p text:style-name="P60">coding → C1, C2, C3, C6</text:p>
            </text:list-item>
            <text:list-item>
              <text:p text:style-name="P60">#_20191203_105148:next</text:p>
            </text:list-item>
            <text:list-item>
              <text:p text:style-name="P60">“j3.1”, memo=2019-11-08-<text:span text:style-name="T9">②</text:span></text:p>
            </text:list-item>
          </text:list>
        </text:list-item>
      </text:list>
      <text:p text:style-name="P9">[further]</text:p>
      <text:list xml:id="list3806804450559064082" text:style-name="L29">
        <text:list-item>
          <text:p text:style-name="P61"/>
        </text:list-item>
      </text:list>
      <text:p text:style-name="P2"><text:line-break/><text:span text:style-name="T10">[/ 20191203_105352]</text:span></text:p>
      <text:p text:style-name="P2"/>
      <text:p text:style-name="P13"/>
      <text:p text:style-name="P9"><text:span text:style-name="T11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7">#_ </text:span></text:p>
      <text:list xml:id="list3850099932133335301" text:style-name="L30">
        <text:list-item>
          <text:p text:style-name="P62">REVIEW</text:p>
        </text:list-item>
        <text:list-item>
          <text:p text:style-name="P62">TASK-1 : coding → C1, C2, C3, C6</text:p>
          <text:list>
            <text:list-item>
              <text:list>
                <text:list-item>
                  <text:p text:style-name="P62">#_20191203_105148:next</text:p>
                </text:list-item>
                <text:list-item>
                  <text:p text:style-name="P62">“j3.1”, memo=2019-11-08-<text:span text:style-name="T9">②</text:span></text:p>
                </text:list-item>
              </text:list>
            </text:list-item>
            <text:list-item>
              <text:p text:style-name="P62"><text:span text:style-name="T8">#_ </text:span><text:span text:style-name="T9">T-1.1 : “step : B : j3.1” ==&gt; exists in the log file ?</text:span></text:p>
              <text:list>
                <text:list-item>
                  <text:p text:style-name="P116">==&gt; YES</text:p>
                </text:list-item>
              </text:list>
            </text:list-item>
            <text:list-item>
              <text:p text:style-name="P116"><text:soft-page-break/>T-1.2 : set bar-type labels to C1 a.o.</text:p>
              <text:list>
                <text:list-item>
                  <text:p text:style-name="P116">“step : B : j3.1 : Y”</text:p>
                </text:list-item>
                <text:list-item>
                  <text:p text:style-name="P116">TEST ==&gt; <text:s text:c="2"/>::[20191203_132806</text:p>
                  <text:list>
                    <text:list-item>
                      <text:p text:style-name="P116">==&gt; “[libfx_7.py:3292 / 20191203_133347] flg_Pos returned ==&gt; it's now : True (valOf_Identity = C3)”</text:p>
                    </text:list-item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3 : “j3.2” <text:s/>::[20191203_133933</text:p>
              <text:list>
                <text:list-item>
                  <text:p text:style-name="P116">new FUNC : _loop_J3_2</text:p>
                  <text:list>
                    <text:list-item>
                      <text:p text:style-name="P116">#_20191203_134148:tmp</text:p>
                    </text:list-item>
                    <text:list-item>
                      <text:p text:style-name="P116">labels</text:p>
                      <text:list>
                        <text:list-item>
                          <text:p text:style-name="P62">#_20191203_134425:caller</text:p>
                        </text:list-item>
                        <text:list-item>
                          <text:p text:style-name="P62">#_20191203_134427:head</text:p>
                        </text:list-item>
                        <text:list-item>
                          <text:p text:style-name="P62">#_20191203_134430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CODE : show log</text:p>
                </text:list-item>
                <text:list-item>
                  <text:p text:style-name="P62">TEST ==&gt; <text:s text:c="2"/>::[20191203_135234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<text:span text:style-name="T8">#_ </text:span><text:span text:style-name="T9">T-1.4 : “j3.3” ::[20191203_140048 </text:span></text:p>
              <text:list>
                <text:list-item>
                  <text:list>
                    <text:list-item>
                      <text:p text:style-name="P116">#_20191203_140140:tmp</text:p>
                    </text:list-item>
                  </text:list>
                </text:list-item>
                <text:list-item>
                  <text:p text:style-name="P62"><text:span text:style-name="T8">#_ </text:span>CODE</text:p>
                </text:list-item>
                <text:list-item>
                  <text:p text:style-name="P62">TEST ==&gt; <text:s text:c="2"/>::[20191203_140817 <text:s/>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5 : TRACE</text:p>
              <text:list>
                <text:list-item>
                  <text:p text:style-name="P62">TRACE</text:p>
                  <text:list>
                    <text:list-item>
                      <text:p text:style-name="P62">_loop_J3(Pos, e0, _index, lo_Vals, lo_LO_Lines)</text:p>
                    </text:list-item>
                    <text:list-item>
                      <text:p text:style-name="P6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66249886359241472" text:style-name="L31">
        <text:list-item>
          <text:p text:style-name="P63">TASK : new FUNC : update_Pos_After_Identifying_C1</text:p>
          <text:list>
            <text:list-item>
              <text:p text:style-name="P63">libfx_7 :: #_20191203_141429:next</text:p>
            </text:list-item>
            <text:list-item>
              <text:p text:style-name="P63"><text:soft-page-break/></text:p>
            </text:list-item>
          </text:list>
        </text:list-item>
      </text:list>
      <text:p text:style-name="P9">[further]</text:p>
      <text:list xml:id="list604943389379587583" text:style-name="L32">
        <text:list-item>
          <text:p text:style-name="P64"/>
        </text:list-item>
      </text:list>
      <text:p text:style-name="P2"><text:line-break/><text:span text:style-name="T10">[/ 20191203_141802]</text:span></text:p>
      <text:p text:style-name="P3"/>
      <text:p text:style-name="P18"/>
      <text:p text:style-name="P9"><text:span text:style-name="T11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7">#_ </text:span></text:p>
      <text:list xml:id="list8951103173524775880" text:style-name="L33">
        <text:list-item>
          <text:p text:style-name="P65">REVIEW</text:p>
        </text:list-item>
        <text:list-item>
          <text:p text:style-name="P65">TASK-1 : new FUNC : update_Pos_After_Identifying_C1</text:p>
          <text:list>
            <text:list-item>
              <text:list>
                <text:list-item>
                  <text:p text:style-name="P65">libfx_7 :: #_20191203_141429:next</text:p>
                </text:list-item>
              </text:list>
            </text:list-item>
            <text:list-item>
              <text:p text:style-name="P65">T-1.1 </text:p>
              <text:list>
                <text:list-item>
                  <text:p text:style-name="P65">“step : C : 2.2 : 4.1” → log</text:p>
                </text:list-item>
                <text:list-item>
                  <text:p text:style-name="P65">TEST ==&gt; ISSUE</text:p>
                  <text:list>
                    <text:list-item>
                      <text:p text:style-name="P65">why ?? “[libfx_7.py:2368 / 20191204_124933] (step : C : 2.2 : X.1) valOf_Identity ==&gt; unknown : C1”</text:p>
                    </text:list-item>
                    <text:list-item>
                      <text:p text:style-name="P65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5">T-1.1 : #_20191204_130543:tmp</text:p>
              <text:list>
                <text:list-item>
                  <text:p text:style-name="P65">“step : C : 2.2 : 4.2”</text:p>
                </text:list-item>
                <text:list-item>
                  <text:p text:style-name="P65">new FUNC : update_Pos_After_Identifying_C1</text:p>
                  <text:list>
                    <text:list-item>
                      <text:p text:style-name="P65">DUP : update_Pos_After_Identifying_C5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4_131435:caller</text:p>
                        </text:list-item>
                        <text:list-item>
                          <text:p text:style-name="P65">#_20191204_131445:head</text:p>
                        </text:list-item>
                        <text:list-item>
                          <text:p text:style-name="P65">#_20191204_131449:wl:in-func</text:p>
                        </text:list-item>
                      </text:list>
                    </text:list-item>
                    <text:list-item>
                      <text:p text:style-name="P65"><text:soft-page-break/>caller</text:p>
                    </text:list-item>
                    <text:list-item>
                      <text:p text:style-name="P65">edit</text:p>
                    </text:list-item>
                  </text:list>
                </text:list-item>
                <text:list-item>
                  <text:p text:style-name="P65">TEST ==&gt; <text:s text:c="3"/>::[20191204_134200 <text:s text:c="2"/>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09382148633064812" text:style-name="L34">
        <text:list-item>
          <text:p text:style-name="P66">TASK</text:p>
          <text:list>
            <text:list-item>
              <text:p text:style-name="P66">coding for → C3</text:p>
            </text:list-item>
            <text:list-item>
              <text:p text:style-name="P66">then, → C6</text:p>
            </text:list-item>
            <text:list-item>
              <text:p text:style-name="P66">#_20191204_135420:next</text:p>
            </text:list-item>
          </text:list>
        </text:list-item>
      </text:list>
      <text:p text:style-name="P9">[further]</text:p>
      <text:list xml:id="list8132139463299627516" text:style-name="L35">
        <text:list-item>
          <text:p text:style-name="P67"/>
        </text:list-item>
      </text:list>
      <text:p text:style-name="P2"><text:line-break/><text:span text:style-name="T10">[/ 20191204_135434]</text:span></text:p>
      <text:p text:style-name="P13"/>
      <text:p text:style-name="P17">34<text:span text:style-name="T15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7">#_ </text:span></text:p>
      <text:list xml:id="list1036561005797642561" text:style-name="L36">
        <text:list-item>
          <text:p text:style-name="P68">REVIEW</text:p>
        </text:list-item>
        <text:list-item>
          <text:p text:style-name="P68">TASK-1 : coding for → C3</text:p>
          <text:list>
            <text:list-item>
              <text:list>
                <text:list-item>
                  <text:p text:style-name="P68">then, → C6</text:p>
                </text:list-item>
                <text:list-item>
                  <text:p text:style-name="P68">#_20191204_135420:next</text:p>
                </text:list-item>
              </text:list>
            </text:list-item>
            <text:list-item>
              <text:p text:style-name="P68">T-1.1 : C3</text:p>
              <text:list>
                <text:list-item>
                  <text:p text:style-name="P68">DUP : if choice line</text:p>
                </text:list-item>
                <text:list-item>
                  <text:p text:style-name="P68">new FUNC : update_Pos_After_Identifying_C3</text:p>
                  <text:list>
                    <text:list-item>
                      <text:p text:style-name="P68">DUP</text:p>
                    </text:list-item>
                    <text:list-item>
                      <text:p text:style-name="P68">labels</text:p>
                      <text:list>
                        <text:list-item>
                          <text:p text:style-name="P68"><text:soft-page-break/>#_20191205_120218:caller</text:p>
                        </text:list-item>
                        <text:list-item>
                          <text:p text:style-name="P68">#_20191205_120223:head</text:p>
                        </text:list-item>
                        <text:list-item>
                          <text:p text:style-name="P68">#_20191205_120226:wl:in-func</text:p>
                        </text:list-item>
                      </text:list>
                    </text:list-item>
                    <text:list-item>
                      <text:p text:style-name="P68">caller</text:p>
                    </text:list-item>
                  </text:list>
                </text:list-item>
                <text:list-item>
                  <text:p text:style-name="P68">TEST ==&gt; </text:p>
                  <text:list>
                    <text:list-item>
                      <text:p text:style-name="P68">in log file → search “(step : C : 2.2 : 5.1) valOf_Identity ==&gt; C3”</text:p>
                      <text:list>
                        <text:list-item>
                          <text:p text:style-name="P68">BUSL3_No_T_3.(20191205_121431).log</text:p>
                        </text:list-item>
                        <text:list-item>
                          <text:p text:style-name="P68">line : 987</text:p>
                        </text:list-item>
                      </text:list>
                    </text:list-item>
                    <text:list-item>
                      <text:p text:style-name="P68">==&gt; OK ::]20191205_123304</text:p>
                    </text:list-item>
                  </text:list>
                </text:list-item>
              </text:list>
            </text:list-item>
            <text:list-item>
              <text:p text:style-name="P68">T-1.2 : TP-end ==&gt; show in dat file ==&gt; how ? </text:p>
              <text:list>
                <text:list-item>
                  <text:p text:style-name="P68">modify : “if valOf_Update == False” → add another if block</text:p>
                  <text:list>
                    <text:list-item>
                      <text:p text:style-name="P68">#_20191205_123619:edit</text:p>
                    </text:list-item>
                    <text:list-item>
                      <text:p text:style-name="P68">TEST ==&gt; </text:p>
                      <text:list>
                        <text:list-item>
                          <text:p text:style-name="P68">log file : “(step : D : j6-2 : Y : 1)\nvalOf_Update ==&gt; false (SL)”</text:p>
                        </text:list-item>
                        <text:list-item>
                          <text:p text:style-name="P68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62087836605610342" text:style-name="L37">
        <text:list-item>
          <text:p text:style-name="P69">TASK : coding for → C6</text:p>
          <text:list>
            <text:list-item>
              <text:p text:style-name="P69">#_20191205_125354:next</text:p>
            </text:list-item>
          </text:list>
        </text:list-item>
      </text:list>
      <text:p text:style-name="P9">[further]</text:p>
      <text:list xml:id="list5753133247618489978" text:style-name="L38">
        <text:list-item>
          <text:p text:style-name="P70"/>
        </text:list-item>
      </text:list>
      <text:p text:style-name="P2"><text:line-break/><text:span text:style-name="T10">[/ 20191205_125415]</text:span></text:p>
      <text:p text:style-name="P2"/>
      <text:p text:style-name="P14"/>
      <text:p text:style-name="P9"><text:span text:style-name="T11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7">#_ </text:span></text:p>
      <text:list xml:id="list7099699508370688077" text:style-name="L39">
        <text:list-item>
          <text:p text:style-name="P71">REVIEW</text:p>
        </text:list-item>
        <text:list-item>
          <text:p text:style-name="P129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1">#_20191205_125354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DUP : if choice block</text:p>
                </text:list-item>
                <text:list-item>
                  <text:p text:style-name="P71">new FUNC : update_Pos_After_Identifying_C6</text:p>
                  <text:list>
                    <text:list-item>
                      <text:p text:style-name="P71">DUP : update_Pos_After_Identifying_C3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20134:caller</text:p>
                        </text:list-item>
                        <text:list-item>
                          <text:p text:style-name="P71">#_20191207_120137:head</text:p>
                        </text:list-item>
                        <text:list-item>
                          <text:p text:style-name="P71">#_20191207_120141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updates</text:p>
                  <text:list>
                    <text:list-item>
                      <text:p text:style-name="P71">start </text:p>
                    </text:list-item>
                    <text:list-item>
                      <text:p text:style-name="P71">current</text:p>
                    </text:list-item>
                    <text:list-item>
                      <text:p text:style-name="P71">exit ==&gt; NO</text:p>
                    </text:list-item>
                    <text:list-item>
                      <text:p text:style-name="P71">base ==&gt; id only</text:p>
                    </text:list-item>
                    <text:list-item>
                      <text:p text:style-name="P71">refer</text:p>
                    </text:list-item>
                  </text:list>
                </text:list-item>
                <text:list-item>
                  <text:p text:style-name="P71">TEST ==&gt; <text:s text:c="2"/></text:p>
                  <text:list>
                    <text:list-item>
                      <text:p text:style-name="P71">ISSUE : “(step : D : j6-2 : Y : 2.1) unknown identiry == 'C6'set default ==&gt; 'STATUS_POS_EXIT”</text:p>
                      <text:list>
                        <text:list-item>
                          <text:p text:style-name="P71">FOUND : “update_Pos_After_Identifying” ==&gt; “valOf_Update = valof_Ret[0]” → false</text:p>
                        </text:list-item>
                        <text:list-item>
                          <text:p text:style-name="P71">MODIFY</text:p>
                        </text:list-item>
                        <text:list-item>
                          <text:p text:style-name="P71">TEST ==&gt; <text:s/>::[20191207_121506 </text:p>
                          <text:list>
                            <text:list-item>
                              <text:p text:style-name="P71">“[libfx_7.py:4194 / 20191207_123813] valOf_Update ==&gt; True (True)”</text:p>
                            </text:list-item>
                            <text:list-item>
                              <text:p text:style-name="P71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p text:style-name="P71"><text:soft-page-break/>dat file ==&gt; e0 → “bar_type” ==&gt; output</text:p>
            </text:list-item>
            <text:list-item>
              <text:p text:style-name="P71">T-2.1</text:p>
              <text:list>
                <text:list-item>
                  <text:list>
                    <text:list-item>
                      <text:p text:style-name="P71">#_20191207_125453:edit</text:p>
                    </text:list-item>
                  </text:list>
                </text:list-item>
                <text:list-item>
                  <text:p text:style-name="P71">new FUNC : get_Bar_Type</text:p>
                  <text:list>
                    <text:list-item>
                      <text:p text:style-name="P71">signature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30008:caller</text:p>
                        </text:list-item>
                        <text:list-item>
                          <text:p text:style-name="P71">#_20191207_130011:head</text:p>
                        </text:list-item>
                        <text:list-item>
                          <text:p text:style-name="P71">#_20191207_130015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edit : “exit\tbar_type\tdiff.price”</text:p>
                  <text:list>
                    <text:list-item>
                      <text:p text:style-name="P71"/>
                    </text:list-item>
                  </text:list>
                </text:list-item>
                <text:list-item>
                  <text:p text:style-name="P71">add param : “lo_LO_Lines” <text:s/></text:p>
                </text:list-item>
                <text:list-item>
                  <text:p text:style-name="P71">CODE : skeleton</text:p>
                </text:list-item>
                <text:list-item>
                  <text:p text:style-name="P71">TEST ==&gt; </text:p>
                  <text:list>
                    <text:list-item>
                      <text:p text:style-name="P71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40159986111525580" text:style-name="L40">
        <text:list-item>
          <text:p text:style-name="P72">TASK</text:p>
          <text:list>
            <text:list-item>
              <text:p text:style-name="P72">func “get_Bar_Type” ==&gt; complete</text:p>
            </text:list-item>
            <text:list-item>
              <text:p text:style-name="P72">#_20191207_131824:next</text:p>
            </text:list-item>
          </text:list>
        </text:list-item>
      </text:list>
      <text:p text:style-name="P9">[further]</text:p>
      <text:list xml:id="list4402218457924617639" text:style-name="L41">
        <text:list-item>
          <text:p text:style-name="P73"/>
        </text:list-item>
      </text:list>
      <text:p text:style-name="P2"><text:line-break/><text:span text:style-name="T10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7">#_ </text:span></text:p>
      <text:list xml:id="list5789477635786332624" text:style-name="L42">
        <text:list-item>
          <text:p text:style-name="P74">REVIEW</text:p>
        </text:list-item>
        <text:list-item>
          <text:p text:style-name="P74">TASK-1 : func “get_Bar_Type” ==&gt; complete</text:p>
          <text:list>
            <text:list-item>
              <text:list>
                <text:list-item>
                  <text:p text:style-name="P74">#_20191207_131824:next</text:p>
                </text:list-item>
                <text:list-item>
                  <text:p text:style-name="P74">ref : _loop_J3 : #_20191117_130614:caller</text:p>
                </text:list-item>
              </text:list>
            </text:list-item>
            <text:list-item>
              <text:p text:style-name="P74"><text:span text:style-name="T7">#_ </text:span>T-1.1 : “C8”</text:p>
              <text:list>
                <text:list-item>
                  <text:p text:style-name="P74">CODE</text:p>
                </text:list-item>
                <text:list-item>
                  <text:p text:style-name="P74">TEST ==&gt; <text:s text:c="3"/>::[20191208_123340 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7">#_ </text:span>T-1.2 : “C3”</text:p>
              <text:list>
                <text:list-item>
                  <text:p text:style-name="P74">CODE</text:p>
                </text:list-item>
                <text:list-item>
                  <text:p text:style-name="P74">TEST ==&gt; OK ::]20191208_125054</text:p>
                </text:list-item>
              </text:list>
            </text:list-item>
            <text:list-item>
              <text:p text:style-name="P74">ISSUE-1</text:p>
              <text:list>
                <text:list-item>
                  <text:list>
                    <text:list-item>
                      <text:p text:style-name="P74">“2019.04.24 11:00” (78.704) ==&gt; “STATUS_POS_EXIT__SL”</text:p>
                      <text:list>
                        <text:list-item>
                          <text:p text:style-name="P74">==&gt; exit price is → 78.634</text:p>
                        </text:list-item>
                        <text:list-item>
                          <text:p text:style-name="P74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4">IS-1.1</text:p>
                  <text:list>
                    <text:list-item>
                      <text:p text:style-name="P74">FOUND</text:p>
                      <text:list>
                        <text:list-item>
                          <text:p text:style-name="P117">１本の中で、終了している</text:p>
                        </text:list-item>
                      </text:list>
                    </text:list-item>
                    <text:list-item>
                      <text:p text:style-name="P117">look for : “set to num_Index (now ”</text:p>
                      <text:list>
                        <text:list-item>
                          <text:p text:style-name="P117">==&gt; line : 1000</text:p>
                        </text:list-item>
                      </text:list>
                    </text:list-item>
                    <text:list-item>
                      <text:p text:style-name="P117">judged : “NOT SL” (1069)</text:p>
                    </text:list-item>
                    <text:list-item>
                      <text:p text:style-name="P117">“valOf_Identity<text:tab/>C3” (1089)</text:p>
                    </text:list-item>
                    <text:list-item>
                      <text:p text:style-name="P117">“valOf_Update[0] =&gt; False” (1135)</text:p>
                      <text:list>
                        <text:list-item>
                          <text:p text:style-name="P117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4">TRY : <text:span text:style-name="T9">libfx_7.py:4287 ==&gt; modify</text:span></text:p>
                  <text:list>
                    <text:list-item>
                      <text:p text:style-name="P117">==&gt; loop_J2_Y : #_20191118_142204:caller</text:p>
                    </text:list-item>
                    <text:list-item>
                      <text:p text:style-name="P117">TRACE</text:p>
                      <text:list>
                        <text:list-item>
                          <text:list>
                            <text:list-item>
                              <text:p text:style-name="P117"><text:soft-page-break/>valOf_Ret = _loop_J3(</text:p>
                            </text:list-item>
                            <text:list-item>
                              <text:p text:style-name="P117">valOf_Update = update_Pos_After_Identifying(\</text:p>
                            </text:list-item>
                            <text:list-item>
                              <text:p text:style-name="P117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17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17">TRY : modify ==&gt; update_Pos_After_Identifying(\ : #_20191119_133203:caller (2766, libfx_7)</text:p>
                </text:list-item>
                <text:list-item>
                  <text:p text:style-name="P117">FOUND : #_20191208_130559:modify</text:p>
                  <text:list>
                    <text:list-item>
                      <text:p text:style-name="P117">“valOf_Update[0] == False”</text:p>
                    </text:list-item>
                    <text:list-item>
                      <text:p text:style-name="P117">==&gt; then, “setOf_Pos_Exit = [e0, Pos, STATUS_POS_EXIT__SL]”</text:p>
                    </text:list-item>
                  </text:list>
                </text:list-item>
                <text:list-item>
                  <text:p text:style-name="P117">MODIFY</text:p>
                  <text:list>
                    <text:list-item>
                      <text:p text:style-name="P117">add → C3, C8 ==&gt; dispatch</text:p>
                    </text:list-item>
                    <text:list-item>
                      <text:p text:style-name="P117">CODE</text:p>
                    </text:list-item>
                    <text:list-item>
                      <text:p text:style-name="P117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928540563204732230" text:style-name="L43">
        <text:list-item>
          <text:p text:style-name="P75">TASK-1</text:p>
          <text:list>
            <text:list-item>
              <text:p text:style-name="P75">test with 50-entry data</text:p>
            </text:list-item>
            <text:list-item>
              <text:p text:style-name="P75">new : def dp_ANY(lo_LO_Lines, lo_BDs_Tmp) ==&gt; other types</text:p>
              <text:list>
                <text:list-item>
                  <text:p text:style-name="P75">#_20191208_132632:next</text:p>
                </text:list-item>
                <text:list-item>
                  <text:p text:style-name="P75">e.g. dp_Trend_Down( lo_LO_Lines, lo_BDs_Tmp, _index_start:int, numOf_Target_Bars = 4)</text:p>
                  <text:list>
                    <text:list-item>
                      <text:p text:style-name="P75">==&gt; prev 4 bars, all lower than the prev one</text:p>
                    </text:list-item>
                    <text:list-item>
                      <text:p text:style-name="P75">==&gt; i.e. lower price of a given bar (p0(L), price_Close if the bar is down) </text:p>
                      <text:list>
                        <text:list-item>
                          <text:p text:style-name="P75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6432225479002904292" text:style-name="L44">
        <text:list-item>
          <text:p text:style-name="P76"/>
        </text:list-item>
      </text:list>
      <text:p text:style-name="P2"><text:line-break/><text:soft-page-break/><text:span text:style-name="T10">[/ XXX]</text:span></text:p>
      <text:p text:style-name="P2"/>
      <text:p text:style-name="P15"/>
      <text:p text:style-name="P9"><text:span text:style-name="T11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7">#_ </text:span></text:p>
      <text:list xml:id="list3604384302936209681" text:style-name="L45">
        <text:list-item>
          <text:p text:style-name="P77">REVIEW</text:p>
        </text:list-item>
        <text:list-item>
          <text:p text:style-name="P77">TASK-1 : test with 50-entry data </text:p>
          <text:list>
            <text:list-item>
              <text:p text:style-name="P77">T-1.1 : conf file → busl_3__tester_T_2.conf</text:p>
              <text:list>
                <text:list-item>
                  <text:p text:style-name="P77">edit file</text:p>
                </text:list-item>
                <text:list-item>
                  <text:p text:style-name="P77">TEST</text:p>
                  <text:list>
                    <text:list-item>
                      <text:p text:style-name="P77">gen files ==&gt; OK</text:p>
                    </text:list-item>
                    <text:list-item>
                      <text:p text:style-name="P77">data</text:p>
                      <text:list>
                        <text:list-item>
                          <text:p text:style-name="P77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source data → 100 entries ::[20191209_160444</text:p>
          <text:list>
            <text:list-item>
              <text:p text:style-name="P77">conf file : …......[SLICE-100].csv</text:p>
            </text:list-item>
            <text:list-item>
              <text:p text:style-name="P77">TEST </text:p>
              <text:list>
                <text:list-item>
                  <text:p text:style-name="P77">ISSUE</text:p>
                  <text:list>
                    <text:list-item>
                      <text:p text:style-name="P77">gen-ed list ==&gt; 21 entries “len(lo_Pos_Exits)<text:tab/>21”</text:p>
                      <text:list>
                        <text:list-item>
                          <text:p text:style-name="P77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7">TRY : see → log file</text:p>
                  <text:list>
                    <text:list-item>
                      <text:p text:style-name="P77">“(step : B : 0) =================================== [loop : 40]” ==&gt; line 76638</text:p>
                    </text:list-item>
                    <text:list-item>
                      <text:p text:style-name="P77">FOUND : “[libfx_7.py:3734 / 20191209_162141]</text:p>
                      <text:p text:style-name="P77">(B : 1 : 1.1) cntOf_Loop_B &gt; maxOf_Loop_B (==&gt; over the max) : count = 11 / max = 10”</text:p>
                      <text:list>
                        <text:list-item>
                          <text:p text:style-name="P77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7">TEST </text:p>
                  <text:list>
                    <text:list-item>
                      <text:list>
                        <text:list-item>
                          <text:p text:style-name="P77"><text:span text:style-name="T7">#_ </text:span>==&gt; confile → back to 50 entries</text:p>
                        </text:list-item>
                        <text:list-item>
                          <text:p text:style-name="P77"><text:span text:style-name="T7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7">==&gt; ??</text:p>
                    </text:list-item>
                  </text:list>
                </text:list-item>
                <text:list-item>
                  <text:p text:style-name="P77">TEST ::[20191209_164645</text:p>
                  <text:list>
                    <text:list-item>
                      <text:list>
                        <text:list-item>
                          <text:p text:style-name="P77">==&gt; 100 entries</text:p>
                        </text:list-item>
                      </text:list>
                    </text:list-item>
                    <text:list-item>
                      <text:p text:style-name="P77">==&gt; time : “done (time : 361.273 sec)(BUSL3_No_T_3)”</text:p>
                    </text:list-item>
                    <text:list-item>
                      <text:p text:style-name="P77">==&gt; “len(lo_Pos_Exits)<text:tab/>88”</text:p>
                    </text:list-item>
                    <text:list-item>
                      <text:p text:style-name="P77">IISUE</text:p>
                      <text:list>
                        <text:list-item>
                          <text:list>
                            <text:list-item>
                              <text:p text:style-name="P77">“UNKNOWN_BARTYPE”</text:p>
                            </text:list-item>
                          </text:list>
                        </text:list-item>
                        <text:list-item>
                          <text:p text:style-name="P77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X : new : def dp_ANY(lo_LO_Lines, lo_BDs_Tmp) ==&gt; other types</text:p>
        </text:list-item>
      </text:list>
      <text:p text:style-name="P9"/>
      <text:p text:style-name="P9">[next]</text:p>
      <text:list xml:id="list4975936946669590892" text:style-name="L46">
        <text:list-item>
          <text:p text:style-name="P78">TASK-1 : “UNKNOWN_BARTYPE”</text:p>
        </text:list-item>
        <text:list-item>
          <text:p text:style-name="P78">TASK-2 : new : def dp_ANY(lo_LO_Lines, lo_BDs_Tmp) ==&gt; other types</text:p>
          <text:list>
            <text:list-item>
              <text:p text:style-name="P78">==&gt; see the memo in the prev session</text:p>
            </text:list-item>
            <text:list-item>
              <text:p text:style-name="P78">#_20191208_132632:next</text:p>
            </text:list-item>
          </text:list>
        </text:list-item>
      </text:list>
      <text:p text:style-name="P9">[further]</text:p>
      <text:list xml:id="list925517005927376222" text:style-name="L47">
        <text:list-item>
          <text:p text:style-name="P79"/>
        </text:list-item>
      </text:list>
      <text:p text:style-name="P2"><text:line-break/><text:span text:style-name="T10">[/ 20191209_171632]</text:span></text:p>
      <text:p text:style-name="P2"/>
      <text:p text:style-name="P15"/>
      <text:p text:style-name="P9"><text:soft-page-break/><text:span text:style-name="T11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7">#_ </text:span></text:p>
      <text:list xml:id="list5883101462852342976" text:style-name="L48">
        <text:list-item>
          <text:p text:style-name="P80">REVIEW</text:p>
        </text:list-item>
        <text:list-item>
          <text:p text:style-name="P80">TASK-1 : “UNKNOWN_BARTYPE”</text:p>
          <text:list>
            <text:list-item>
              <text:list>
                <text:list-item>
                  <text:p text:style-name="P80">BUSL3_No_T_3.(20191209_164723).dat</text:p>
                </text:list-item>
                <text:list-item>
                  <text:p text:style-name="P80">BUSL3_No_T_3.(20191209_164723).log</text:p>
                </text:list-item>
              </text:list>
            </text:list-item>
            <text:list-item>
              <text:p text:style-name="P80">T-1.1</text:p>
              <text:list>
                <text:list-item>
                  <text:list>
                    <text:list-item>
                      <text:p text:style-name="P80">search : 2019.04.24 00:00</text:p>
                    </text:list-item>
                  </text:list>
                </text:list-item>
                <text:list-item>
                  <text:p text:style-name="P80">lines ::[20191210_132834</text:p>
                  <text:list>
                    <text:list-item>
                      <text:p text:style-name="P80">“flg_Pos --&gt; True : 2019.04.24 00:00” (17350)</text:p>
                    </text:list-item>
                    <text:list-item>
                      <text:p text:style-name="P80">“e0.price_Open<text:tab/>79.408” ==&gt; OK</text:p>
                    </text:list-item>
                    <text:list-item>
                      <text:p text:style-name="P80"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7384)</text:p>
                    </text:list-item>
                    <text:list-item>
                      <text:p text:style-name="P80">“(step : B : j3.1 : Y : 1) price_Low &lt;= ts_TP (in case of TP)”</text:p>
                    </text:list-item>
                    <text:list-item>
                      <text:p text:style-name="P80">“(step : C : 2.2 : 5.1) valOf_Identity ==&gt; C3” (17407)</text:p>
                    </text:list-item>
                    <text:list-item>
                      <text:p text:style-name="P80">“(step : D : j6-2 : Y : 2.1) exit type ==&gt; STATUS_POS_EXIT__TP”</text:p>
                    </text:list-item>
                  </text:list>
                </text:list-item>
                <text:list-item>
                  <text:p text:style-name="P80">memo : dat file, entries ending with “2019.04.24 00:00” ==&gt; starting from :</text:p>
                  <text:list>
                    <text:list-item>
                      <text:p text:style-name="P80">47<text:tab/>2019.04.23 23:30</text:p>
                    </text:list-item>
                    <text:list-item>
                      <text:p text:style-name="P80">48<text:tab/>2019.04.23 23:45</text:p>
                    </text:list-item>
                  </text:list>
                </text:list-item>
                <text:list-item>
                  <text:p text:style-name="P80">lines</text:p>
                  <text:list>
                    <text:list-item>
                      <text:p text:style-name="P80">“num_ST_IDX = 47 ---&gt; set to num_Index (now 48)”</text:p>
                    </text:list-item>
                    <text:list-item>
                      <text:p text:style-name="P80">“num_ST_IDX = 48 ---&gt; set to num_Index (now 49)”</text:p>
                    </text:list-item>
                    <text:list-item>
                      <text:p text:style-name="P80">“(step : A : 0 : 1) Pos ==&gt; reset ---&gt; comp” (17942)</text:p>
                    </text:list-item>
                    <text:list-item>
                      <text:p text:style-name="P80">“pattern ==&gt; detected : e0 = 2019.04.24 00:00”</text:p>
                    </text:list-item>
                    <text:list-item>
                      <text:p text:style-name="P80"><text:soft-page-break/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8001)</text:p>
                    </text:list-item>
                    <text:list-item>
                      <text:p text:style-name="P80">“(step : B : j3.2 : Y : 1) price_Low == price_Close”</text:p>
                    </text:list-item>
                    <text:list-item>
                      <text:p text:style-name="P80">“(step : C : 2.2 : X.1) valOf_Identity ==&gt; unknown : 'C2'” (18028)</text:p>
                    </text:list-item>
                  </text:list>
                </text:list-item>
                <text:list-item>
                  <text:p text:style-name="P80"><text:span text:style-name="T7">#_ </text:span>memo : “[libfx_7.py:4761” ==&gt; what is it doing in this line ?</text:p>
                  <text:list>
                    <text:list-item>
                      <text:p text:style-name="P80">[libfx_7.py:4303 ==&gt; what is this ?</text:p>
                      <text:list>
                        <text:list-item>
                          <text:p text:style-name="P80">==&gt; “step : B : j2 : Y</text:p>
                          <text:p text:style-name="P80"><text:s text:c="24"/>pattern ==&gt; detected”</text:p>
                        </text:list-item>
                      </text:list>
                    </text:list-item>
                    <text:list-item>
                      <text:p text:style-name="P80">[libfx_7.py:4288 ==&gt; what this ?</text:p>
                    </text:list-item>
                    <text:list-item>
                      <text:p text:style-name="P80">[libfx_7.py:3442 ==&gt; ?</text:p>
                      <text:list>
                        <text:list-item>
                          <text:p text:style-name="P80">“step : C : 2</text:p>
                          <text:p text:style-name="P80"><text:s text:c="12"/>update ==&gt; Pos”</text:p>
                        </text:list-item>
                        <text:list-item>
                          <text:p text:style-name="P80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7">#_ </text:span>memo : once again, what ? ==&gt; [libfx_7.py:4303 ::[20191210_135200</text:p>
                  <text:list>
                    <text:list-item>
                      <text:p text:style-name="P80">“step : B : j2 : Y</text:p>
                      <text:p text:style-name="P80"><text:s text:c="24"/>pattern ==&gt; detected”</text:p>
                    </text:list-item>
                  </text:list>
                </text:list-item>
                <text:list-item>
                  <text:p text:style-name="P80">memo : then, what does it do after line 4303 ? </text:p>
                  <text:list>
                    <text:list-item>
                      <text:p text:style-name="P80">“valOf_Update[0] =&gt; False” (18048, log file)</text:p>
                    </text:list-item>
                    <text:list-item>
                      <text:p text:style-name="P80">“step : D : j6</text:p>
                      <text:p text:style-name="P80"><text:s text:c="24"/>SL ? (valOf_Update ==&gt; false)”</text:p>
                    </text:list-item>
                    <text:list-item>
                      <text:p text:style-name="P80">“setOf_Pos_Exit = [e0, Pos, STATUS_POS_EXIT__OTHERS]”</text:p>
                      <text:list>
                        <text:list-item>
                          <text:p text:style-name="P80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23">ISSUE</text:p>
                  <text:list>
                    <text:list-item>
                      <text:p text:style-name="P80">log file : 18051</text:p>
                      <text:list>
                        <text:list-item>
                          <text:p text:style-name="P80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0">TRY : create a new csv file starting from “2019.04.23 23:45”</text:p>
                  <text:list>
                    <text:list-item>
                      <text:p text:style-name="P80"><text:soft-page-break/>copy, rename</text:p>
                      <text:list>
                        <text:list-item>
                          <text:p text:style-name="P80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0">delete entries (total → 30)</text:p>
                    </text:list-item>
                    <text:list-item>
                      <text:p text:style-name="P80">conf file → modify</text:p>
                    </text:list-item>
                    <text:list-item>
                      <text:p text:style-name="P80">exec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prev ISSUE ==&gt; SOLVED (ops are being done in the later lines)</text:p>
                </text:list-item>
                <text:list-item>
                  <text:p text:style-name="P80">when the pattern is “C2” → what does the prog do currently ? ::[20191210_142947 </text:p>
                  <text:list>
                    <text:list-item>
                      <text:p text:style-name="P80">log file : BUSL3_No_T_3.(20191209_164723).log</text:p>
                    </text:list-item>
                    <text:list-item>
                      <text:p text:style-name="P80">search “(step : C : 2.2 : X.1) valOf_Identity ==&gt; unknown : 'C2'”</text:p>
                    </text:list-item>
                    <text:list-item>
                      <text:p text:style-name="P80">line : 18028</text:p>
                    </text:list-item>
                    <text:list-item>
                      <text:p text:style-name="P80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71993419879518870" text:style-name="L49">
        <text:list-item>
          <text:p text:style-name="P81">TASK</text:p>
          <text:list>
            <text:list-item>
              <text:p text:style-name="P81">“C2” ==&gt; coding in “def update_Pos_After_Identifying”</text:p>
            </text:list-item>
            <text:list-item>
              <text:p text:style-name="P81">#_20191210_143318:next</text:p>
            </text:list-item>
            <text:list-item>
              <text:p text:style-name="P81">ref ==&gt; “C1” : #_20191210_143520:ref</text:p>
            </text:list-item>
          </text:list>
        </text:list-item>
      </text:list>
      <text:p text:style-name="P9">[further]</text:p>
      <text:list xml:id="list8440946311561210272" text:style-name="L50">
        <text:list-item>
          <text:p text:style-name="P82"/>
        </text:list-item>
      </text:list>
      <text:p text:style-name="P2"><text:line-break/><text:span text:style-name="T10">[/ 20191210_143714]</text:span></text:p>
      <text:p text:style-name="P2"/>
      <text:p text:style-name="P15"/>
      <text:p text:style-name="P9"><text:span text:style-name="T11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7">#_ </text:span></text:p>
      <text:list xml:id="list3077510702035450490" text:style-name="L51">
        <text:list-item>
          <text:p text:style-name="P83">REVIEW</text:p>
        </text:list-item>
        <text:list-item>
          <text:p text:style-name="P83">TASK-1 : “C2” ==&gt; coding in “def update_Pos_After_Identifying”</text:p>
          <text:list>
            <text:list-item>
              <text:list>
                <text:list-item>
                  <text:p text:style-name="P83">#_20191210_143318:next</text:p>
                </text:list-item>
                <text:list-item>
                  <text:p text:style-name="P83">ref ==&gt; “C1” : #_20191210_143520:ref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</text:p>
                  <text:list>
                    <text:list-item>
                      <text:p text:style-name="P83">DUP : “C6” → “C2”</text:p>
                    </text:list-item>
                    <text:list-item>
                      <text:p text:style-name="P83">new FUNC : update_Pos_After_Identifying_C2</text:p>
                      <text:list>
                        <text:list-item>
                          <text:p text:style-name="P83">DUP</text:p>
                        </text:list-item>
                        <text:list-item>
                          <text:p text:style-name="P83">labels</text:p>
                          <text:list>
                            <text:list-item>
                              <text:p text:style-name="P83">#_20191211_124911:caller</text:p>
                            </text:list-item>
                            <text:list-item>
                              <text:p text:style-name="P83">#_20191211_124914:head</text:p>
                            </text:list-item>
                            <text:list-item>
                              <text:p text:style-name="P83">#_20191211_124917:wl:in-func</text:p>
                            </text:list-item>
                          </text:list>
                        </text:list-item>
                        <text:list-item>
                          <text:p text:style-name="P83">caller</text:p>
                        </text:list-item>
                        <text:list-item>
                          <text:p text:style-name="P83">CODE</text:p>
                          <text:list>
                            <text:list-item>
                              <text:p text:style-name="P83">start → n/c</text:p>
                            </text:list-item>
                            <text:list-item>
                              <text:p text:style-name="P83">current → n/c</text:p>
                            </text:list-item>
                            <text:list-item>
                              <text:p text:style-name="P83">base</text:p>
                            </text:list-item>
                            <text:list-item>
                              <text:p text:style-name="P83">refer</text:p>
                            </text:list-item>
                            <text:list-item>
                              <text:p text:style-name="P83">TP, SL</text:p>
                            </text:list-item>
                          </text:list>
                        </text:list-item>
                        <text:list-item>
                          <text:p text:style-name="P83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3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3"><text:soft-page-break/>#_20191208_132632:next</text:p>
                    </text:list-item>
                    <text:list-item>
                      <text:p text:style-name="P83">e.g. dp_Trend_Down( lo_LO_Lines, lo_BDs_Tmp, _index_start:int, numOf_Target_Bars = 4)</text:p>
                      <text:list>
                        <text:list-item>
                          <text:p text:style-name="P83">==&gt; prev 4 bars, all lower than the prev one</text:p>
                        </text:list-item>
                        <text:list-item>
                          <text:p text:style-name="P83">==&gt; i.e. lower price of a given bar (p0(L), price_Close if the bar is down) </text:p>
                        </text:list-item>
                        <text:list-item>
                          <text:p text:style-name="P83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2.1 <text:s/>::[20191211_130508 <text:s text:c="2"/></text:p>
              <text:list>
                <text:list-item>
                  <text:p text:style-name="P83">new FILE : libfx_dp_1.py</text:p>
                </text:list-item>
                <text:list-item>
                  <text:p text:style-name="P83">new FUNC : <text:s/>dp_Trend_Down( lo_LO_Lines, lo_BDs_Tmp, _index_start:int, numOf_Target_Bars = 4)</text:p>
                  <text:list>
                    <text:list-item>
                      <text:p text:style-name="P83">sig</text:p>
                    </text:list-item>
                    <text:list-item>
                      <text:p text:style-name="P83">labels</text:p>
                    </text:list-item>
                    <text:list-item>
                      <text:p text:style-name="P83">caller</text:p>
                      <text:list>
                        <text:list-item>
                          <text:p text:style-name="P83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3">new global var</text:p>
                  <text:list>
                    <text:list-item>
                      <text:p text:style-name="P83">NUMOF_TARGET_BARS_FOR_DP</text:p>
                    </text:list-item>
                    <text:list-item>
                      <text:p text:style-name="P83">TYPEOF_DP</text:p>
                    </text:list-item>
                  </text:list>
                </text:list-item>
                <text:list-item>
                  <text:p text:style-name="P83">skeleton ==&gt; OK</text:p>
                </text:list-item>
                <text:list-item>
                  <text:p text:style-name="P83">TEST ==&gt; <text:s text:c="2"/>::[20191211_133907</text:p>
                  <text:list>
                    <text:list-item>
                      <text:p text:style-name="P83">“[libfx_dp_1.py:113 / 20191211_134502] dp_Trend_Down ==&gt; starting...”</text:p>
                      <text:list>
                        <text:list-item>
                          <text:p text:style-name="P83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41612300235651659" text:style-name="L52">
        <text:list-item>
          <text:p text:style-name="P84">TASK : continue</text:p>
          <text:list>
            <text:list-item>
              <text:p text:style-name="P84">==&gt; dp_1_Trend_Down</text:p>
            </text:list-item>
            <text:list-item>
              <text:p text:style-name="P84">#_20191211_135133:next (libfx_dp_1)</text:p>
            </text:list-item>
          </text:list>
        </text:list-item>
      </text:list>
      <text:p text:style-name="P9">[further]</text:p>
      <text:list xml:id="list3696052412329631554" text:style-name="L53">
        <text:list-item>
          <text:p text:style-name="P85"/>
        </text:list-item>
      </text:list>
      <text:p text:style-name="P2"><text:soft-page-break/><text:line-break/><text:span text:style-name="T10">[/ 20191211_135311]</text:span></text:p>
      <text:p text:style-name="P2"/>
      <text:p text:style-name="P15"/>
      <text:p text:style-name="P9"><text:span text:style-name="T11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7">#_ </text:span></text:p>
      <text:list xml:id="list9154829708773335559" text:style-name="L54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143">dp_1_Trend_Down</text:p>
                </text:list-item>
                <text:list-item>
                  <text:p text:style-name="P86">#_20191211_135133:next (libfx_dp_1)</text:p>
                </text:list-item>
              </text:list>
            </text:list-item>
            <text:list-item>
              <text:p text:style-name="P86">T-1.1 <text:s/></text:p>
              <text:list>
                <text:list-item>
                  <text:p text:style-name="P86">CODE</text:p>
                </text:list-item>
                <text:list-item>
                  <text:p text:style-name="P86">TEST ==&gt; ISSUE</text:p>
                  <text:list>
                    <text:list-item>
                      <text:p text:style-name="P86">“(step : 3 : 2) judge : trend down ==&gt; False (cond_1 = False)”</text:p>
                    </text:list-item>
                    <text:list-item>
                      <text:p text:style-name="P86">yet, ==&gt; “pattern ==&gt; detected : e0 = 2019.04.23 23:30”</text:p>
                    </text:list-item>
                  </text:list>
                </text:list-item>
                <text:list-item>
                  <text:p text:style-name="P86">TRY : review → [libfx_7.py:3506</text:p>
                  <text:list>
                    <text:list-item>
                      <text:p text:style-name="P86">TRACE</text:p>
                      <text:list>
                        <text:list-item>
                          <text:p text:style-name="P86">loop_J2_Y(</text:p>
                        </text:list-item>
                      </text:list>
                    </text:list-item>
                    <text:list-item>
                      <text:p text:style-name="P86">FOUND</text:p>
                      <text:list>
                        <text:list-item>
                          <text:p text:style-name="P86">“res = dp_ANY(\” ==&gt; “true” returned</text:p>
                        </text:list-item>
                      </text:list>
                    </text:list-item>
                    <text:list-item>
                      <text:p text:style-name="P86">REV : dp_ANY(\</text:p>
                    </text:list-item>
                    <text:list-item>
                      <text:p text:style-name="P86">FOUND </text:p>
                      <text:list>
                        <text:list-item>
                          <text:p text:style-name="P86">“valOf_Ret = libfx_dp_1.dp_1_Trend_Down(\” ==&gt; seems true returned</text:p>
                        </text:list-item>
                        <text:list-item>
                          <text:p text:style-name="P86">==&gt; yes, “valOf_Ret = True”</text:p>
                        </text:list-item>
                      </text:list>
                    </text:list-item>
                    <text:list-item>
                      <text:p text:style-name="P118">MODIFY</text:p>
                    </text:list-item>
                    <text:list-item>
                      <text:p text:style-name="P118"><text:soft-page-break/>TEST ==&gt; <text:s text:c="2"/>::[20191212_122308 <text:s/></text:p>
                      <text:list>
                        <text:list-item>
                          <text:p text:style-name="P118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18">==&gt; “len(lo_Pos_Exits)<text:tab/>0”</text:p>
                        </text:list-item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T-1.2 : more entries ::[20191212_123034</text:p>
              <text:list>
                <text:list-item>
                  <text:p text:style-name="P118">csv ==&gt; 44_5.1_10_rawdata.(AUDJPY).(Period-M15).(NumOfUnits-18000).(Bars-ALL-20190424_184417).20190311_081029.[SLICE-100].csv</text:p>
                </text:list-item>
                <text:list-item>
                  <text:p text:style-name="P118">TEST ==&gt; </text:p>
                  <text:list>
                    <text:list-item>
                      <text:p text:style-name="P118">“done (time : 79.264 sec)(BUSL3_No_T_3)”</text:p>
                    </text:list-item>
                    <text:list-item>
                      <text:p text:style-name="P118">PROBLEM</text:p>
                      <text:list>
                        <text:list-item>
                          <text:list>
                            <text:list-item>
                              <text:p text:style-name="P118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18">TRY : probe (BUSL3_No_T_3.(20191212_123120).log)</text:p>
                          <text:list>
                            <text:list-item>
                              <text:p text:style-name="P118">“[libfx_7.py:4791”</text:p>
                            </text:list-item>
                            <text:list-item>
                              <text:p text:style-name="P118">“[libfx_6.py:5707”</text:p>
                            </text:list-item>
                          </text:list>
                        </text:list-item>
                        <text:list-item>
                          <text:p text:style-name="P118">TRY : modify : #_20191212_125206:modify</text:p>
                          <text:list>
                            <text:list-item>
                              <text:p text:style-name="P118">“set : "st_idx" ==&gt; to "num_Index"”</text:p>
                            </text:list-item>
                          </text:list>
                        </text:list-item>
                        <text:list-item>
                          <text:p text:style-name="P118">TEST ==&gt; ::[20191212_124648</text:p>
                          <text:list>
                            <text:list-item>
                              <text:p text:style-name="P118">“done (time : 93.608 sec)(BUSL3_No_T_3)”</text:p>
                            </text:list-item>
                          </text:list>
                        </text:list-item>
                        <text:list-item>
                          <text:p text:style-name="P118">PROBLEM</text:p>
                          <text:list>
                            <text:list-item>
                              <text:list>
                                <text:list-item>
                                  <text:p text:style-name="P118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18">TRY : debug</text:p>
                              <text:list>
                                <text:list-item>
                                  <text:p text:style-name="P118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TRY : <text:s/>“num_Index = num_ST_IDX + 1”</text:p>
                          <text:list>
                            <text:list-item>
                              <text:p text:style-name="P118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18">TEST ==&gt; <text:s/>::[20191212_130409 <text:s/></text:p>
                          <text:list>
                            <text:list-item>
                              <text:p text:style-name="P118"><text:soft-page-break/>log file → gen-ed</text:p>
                            </text:list-item>
                            <text:list-item>
                              <text:p text:style-name="P118">EDIT</text:p>
                              <text:list>
                                <text:list-item>
                                  <text:p text:style-name="P118">“e1 = _lo_BDs_Tmp[_index_start – 1]”</text:p>
                                </text:list-item>
                                <text:list-item>
                                  <text:p text:style-name="P118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18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2</text:p>
          <text:list>
            <text:list-item>
              <text:list>
                <text:list-item>
                  <text:p text:style-name="P118">test with → 3 consecutive bars</text:p>
                </text:list-item>
              </text:list>
            </text:list-item>
            <text:list-item>
              <text:p text:style-name="P118">T-2.1</text:p>
              <text:list>
                <text:list-item>
                  <text:p text:style-name="P118">CODE</text:p>
                  <text:list>
                    <text:list-item>
                      <text:p text:style-name="P118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727878599294725576" text:style-name="L55">
        <text:list-item>
          <text:p text:style-name="P87">TASK-1</text:p>
          <text:list>
            <text:list-item>
              <text:p text:style-name="P87">test with → 100 entries</text:p>
            </text:list-item>
          </text:list>
        </text:list-item>
        <text:list-item>
          <text:p text:style-name="P87">TASK-2</text:p>
          <text:list>
            <text:list-item>
              <text:p text:style-name="P87">observe ==&gt; dat file enties → what tendencies ?</text:p>
            </text:list-item>
          </text:list>
        </text:list-item>
        <text:list-item>
          <text:p text:style-name="P87">TASK-X</text:p>
          <text:list>
            <text:list-item>
              <text:p text:style-name="P119">test with → 3 consecutive bars</text:p>
              <text:list>
                <text:list-item>
                  <text:p text:style-name="P119">“dp_1_Trend_Down(\” ==&gt; if sentence, dispatch</text:p>
                </text:list-item>
                <text:list-item>
                  <text:p text:style-name="P119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2723236442746050020" text:style-name="L56">
        <text:list-item>
          <text:p text:style-name="P88"/>
        </text:list-item>
      </text:list>
      <text:p text:style-name="P2"><text:line-break/><text:span text:style-name="T10">[/ 20191212_131657]</text:span></text:p>
      <text:p text:style-name="P2"/>
      <text:p text:style-name="P16"/>
      <text:p text:style-name="P9"><text:span text:style-name="T11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7">#_ </text:span></text:p>
      <text:list xml:id="list2368047894812266444" text:style-name="L57">
        <text:list-item>
          <text:p text:style-name="P89">REVIEW</text:p>
        </text:list-item>
        <text:list-item>
          <text:p text:style-name="P89">SEG-1 : “dp-2<text:tab/># detect patterns : series-1” ==&gt; usable ?</text:p>
          <text:list>
            <text:list-item>
              <text:p text:style-name="P89">S-1.1</text:p>
              <text:list>
                <text:list-item>
                  <text:p text:style-name="P89">ajax : main.js</text:p>
                </text:list-item>
                <text:list-item>
                  <text:p text:style-name="P89">views.py : tester_BuyUps_SellLows__V2</text:p>
                  <text:list>
                    <text:list-item>
                      <text:p text:style-name="P89">def tester_BuyUps_SellLows__V2(request)</text:p>
                    </text:list-item>
                  </text:list>
                </text:list-item>
                <text:list-item>
                  <text:p text:style-name="P89">cons_fx.py</text:p>
                  <text:list>
                    <text:list-item>
                      <text:p text:style-name="P89">lo_Actions__BUSL__IDs = {</text:p>
                      <text:list>
                        <text:list-item>
                          <text:p text:style-name="P89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9">views.py : search → “value)[19]”</text:p>
                  <text:list>
                    <text:list-item>
                      <text:p text:style-name="P89">libfx_6.dp_2(request)</text:p>
                    </text:list-item>
                  </text:list>
                </text:list-item>
                <text:list-item>
                  <text:p text:style-name="P89">PROBLEM : libfx_6.dp_2(request) ==&gt; not found</text:p>
                  <text:list>
                    <text:list-item>
                      <text:p text:style-name="P130"><text:span text:style-name="T5">#_ </text:span><text:span text:style-name="T2">TRY : search file : #_20190630_180022:caller</text:span></text:p>
                    </text:list-item>
                    <text:list-item>
                      <text:p text:style-name="P130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9">TRY : exec → “dp-2<text:tab/># detect patterns : series-1”</text:p>
                      <text:list>
                        <text:list-item>
                          <text:p text:style-name="P120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20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<text:span text:style-name="T5">#_ </text:span><text:span text:style-name="T2">TASK-1 : test with → 100 entries</text:span></text:p>
          <text:list>
            <text:list-item>
              <text:p text:style-name="P89">T-1.1</text:p>
              <text:list>
                <text:list-item>
                  <text:p text:style-name="P89">conf file</text:p>
                </text:list-item>
                <text:list-item>
                  <text:p text:style-name="P89">TEST ==&gt; </text:p>
                  <text:list>
                    <text:list-item>
                      <text:p text:style-name="P89">BUSL3_No_T_3.(20191213_132942).dir</text:p>
                    </text:list-item>
                    <text:list-item>
                      <text:p text:style-name="P89">“len(lo_Pos_Exits)<text:tab/>24”</text:p>
                    </text:list-item>
                    <text:list-item>
                      <text:p text:style-name="P89">“cntOf_SLs<text:tab/>10<text:tab/>(0.417)</text:p>
                      <text:p text:style-name="P89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:[20191213_135105</text:p>
          <text:list>
            <text:list-item>
              <text:list>
                <text:list-item>
                  <text:p text:style-name="P89">observe ==&gt; dat file enties → what tendencies ?</text:p>
                  <text:list>
                    <text:list-item>
                      <text:p text:style-name="P89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9">T-2.1 : jve_8.4.3_42.ods</text:p>
              <text:list>
                <text:list-item>
                  <text:p text:style-name="P89">sort : “exit” → “BB-seq” (sheet : “1_copy-1”)</text:p>
                  <text:list>
                    <text:list-item>
                      <text:p text:style-name="P89">col.N / col.Q</text:p>
                    </text:list-item>
                    <text:list-item>
                      <text:p text:style-name="P89">steps</text:p>
                      <text:list>
                        <text:list-item>
                          <text:p text:style-name="P120">“...SL” : シアン１０ / “TP” : オレンジ１０</text:p>
                        </text:list-item>
                        <text:list-item>
                          <text:p text:style-name="P120">cell values → copy to the right-side row, values only</text:p>
                        </text:list-item>
                        <text:list-item>
                          <text:p text:style-name="P120">original cells → set format</text:p>
                          <text:list>
                            <text:list-item>
                              <text:p text:style-name="P120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20">copied values → back to the original cells, values only</text:p>
                        </text:list-item>
                      </text:list>
                    </text:list-item>
                    <text:list-item>
                      <text:p text:style-name="P120">OBS (jve_8.4.3_42.ods // C:\WORKS_2\WS\WS_Others.JVEMV6\JVEMV6\44_currency\8_prog-python\4_tester\3_id-XX)</text:p>
                      <text:list>
                        <text:list-item>
                          <text:p text:style-name="P120">“6”から始まっているもの</text:p>
                          <text:list>
                            <text:list-item>
                              <text:p text:style-name="P120">SL　：１０件中、０件</text:p>
                            </text:list-item>
                            <text:list-item>
                              <text:p text:style-name="P120">TP　：3 / 14 (21 %)</text:p>
                            </text:list-item>
                          </text:list>
                        </text:list-item>
                        <text:list-item>
                          <text:p text:style-name="P120">“5-5-5”</text:p>
                          <text:list>
                            <text:list-item>
                              <text:p text:style-name="P120">SL : 1 / 10</text:p>
                            </text:list-item>
                            <text:list-item>
                              <text:p text:style-name="P120">TP : 2 / 14</text:p>
                            </text:list-item>
                          </text:list>
                        </text:list-item>
                        <text:list-item>
                          <text:p text:style-name="P120">“5-5-6”</text:p>
                          <text:list>
                            <text:list-item>
                              <text:p text:style-name="P120">SL : 0 / 10</text:p>
                            </text:list-item>
                            <text:list-item>
                              <text:p text:style-name="P120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3</text:p>
          <text:list>
            <text:list-item>
              <text:list>
                <text:list-item>
                  <text:p text:style-name="P89">“BB-seq” → <text:span text:style-name="T9">各barの、pri_Closeを使おう</text:span></text:p>
                </text:list-item>
                <text:list-item>
                  <text:p text:style-name="P120">libfx_6</text:p>
                </text:list-item>
                <text:list-item>
                  <text:p text:style-name="P120">_get_StrOf_BB_Seq : #_20191010_125054:caller</text:p>
                </text:list-item>
              </text:list>
            </text:list-item>
            <text:list-item>
              <text:p text:style-name="P120">T-3.1</text:p>
              <text:list>
                <text:list-item>
                  <text:p text:style-name="P120">new FUNC : _get_StrOf_BB_Seq__2_Price_Close(lo_BDs, num_Idx)</text:p>
                  <text:list>
                    <text:list-item>
                      <text:p text:style-name="P120"><text:soft-page-break/>DUP</text:p>
                    </text:list-item>
                    <text:list-item>
                      <text:p text:style-name="P120">labels</text:p>
                    </text:list-item>
                    <text:list-item>
                      <text:p text:style-name="P89"><text:span text:style-name="T8">#_ </text:span><text:span text:style-name="T9">caller</text:span></text:p>
                    </text:list-item>
                    <text:list-item>
                      <text:p text:style-name="P120">edit</text:p>
                    </text:list-item>
                    <text:list-item>
                      <text:p text:style-name="P120">TEST ==&gt; <text:s/>::[</text:p>
                      <text:list>
                        <text:list-item>
                          <text:p text:style-name="P1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OBS</text:p>
              <text:list>
                <text:list-item>
                  <text:p text:style-name="P120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33</dc:date><text:p text:style-name="P144"><text:span text:style-name="T19">NOTICED</text:span></text:p><text:p text:style-name="P144"><text:span text:style-name="T19">1. “6-5-4”</text:span><text:span text:style-name="T19">という</text:span><text:span text:style-name="T19">seq</text:span><text:span text:style-name="T19">は、　</text:span><text:span text:style-name="T19">=&gt;</text:span><text:span text:style-name="T19">　ない、そもそも。</text:span></text:p><text:p text:style-name="P144"><text:span text:style-name="T19">2. “6-5”</text:span><text:span text:style-name="T19">と続いたら、　</text:span><text:span text:style-name="T19">=&gt;</text:span><text:span text:style-name="T19">　</text:span><text:span text:style-name="T19">TP</text:span><text:span text:style-name="T19">しかない　</text:span><text:span text:style-name="T19">=&gt;</text:span><text:span text:style-name="T19">　</text:span><text:span text:style-name="T19">i.e. </text:span><text:span text:style-name="T19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33</dc:date><text:p text:style-name="P144"><text:span text:style-name="T19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9"> (2)</text:span></text:p>
            <text:p text:style-name="P27">4-4-5-5<text:span text:style-name="T9"> (1)</text:span></text:p>
            <text:p text:style-name="P27">4-4-5-6<text:span text:style-name="T9"> (1)</text:span></text:p>
            <text:p text:style-name="P27">4-5-5-5<text:span text:style-name="T9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9">(1)</text:span></text:p>
            <text:p text:style-name="P27">4-6-5-6 <text:span text:style-name="T9">(1)</text:span></text:p>
          </table:table-cell>
        </table:table-row>
      </table:table>
      <text:list xml:id="list37331170" text:continue-numbering="true" text:style-name="L57">
        <text:list-item>
          <text:list>
            <text:list-item>
              <text:list>
                <text:list-item>
                  <text:p text:style-name="P120"/>
                  <text:list>
                    <text:list-item>
                      <text:p text:style-name="P120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X</text:p>
          <text:list>
            <text:list-item>
              <text:p text:style-name="P120">test with → 3 consecutive bars</text:p>
              <text:list>
                <text:list-item>
                  <text:p text:style-name="P120">“dp_1_Trend_Down(\” ==&gt; if sentence, dispatch</text:p>
                </text:list-item>
                <text:list-item>
                  <text:p text:style-name="P120"><text:soft-page-break/>#_20191211_130914:wl:in-func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/>
      <text:p text:style-name="P9">[next]</text:p>
      <text:list xml:id="list5610194071383062031" text:style-name="L58">
        <text:list-item>
          <text:p text:style-name="P90">TASK-1</text:p>
          <text:list>
            <text:list-item>
              <text:p text:style-name="P90">this : TASK-3 ==&gt; same with U/J data</text:p>
            </text:list-item>
            <text:list-item>
              <text:p text:style-name="P90">csv : 44_5.1_10_rawdata.(USDJPY).(Period-M15).(NumOfUnits-10000).(Bars-ALL-20190427_162903).20190324_112524.[SLICE-100].csv</text:p>
            </text:list-item>
          </text:list>
        </text:list-item>
        <text:list-item>
          <text:p text:style-name="P90">TASK-X</text:p>
          <text:list>
            <text:list-item>
              <text:p text:style-name="P121">test with → 3 consecutive bars</text:p>
              <text:list>
                <text:list-item>
                  <text:p text:style-name="P121">“dp_1_Trend_Down(\” ==&gt; if sentence, dispatch</text:p>
                </text:list-item>
                <text:list-item>
                  <text:p text:style-name="P121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7725653572158501698" text:style-name="L59">
        <text:list-item>
          <text:p text:style-name="P91">(wanna-know) BB<text:span text:style-name="T9">の、”6-5”と続くもの　=&gt;　集める。そのあとの３本、どんな経路を辿るのか？</text:span></text:p>
        </text:list-item>
      </text:list>
      <text:p text:style-name="P2"><text:line-break/><text:span text:style-name="T10">[/ 20191213_150154]</text:span></text:p>
      <text:p text:style-name="P2"/>
      <text:p text:style-name="P16"/>
      <text:p text:style-name="P9"><text:span text:style-name="T11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7">#_ </text:span></text:p>
      <text:list xml:id="list377893487359173038" text:style-name="L60">
        <text:list-item>
          <text:p text:style-name="P92">REVIEW</text:p>
        </text:list-item>
        <text:list-item>
          <text:p text:style-name="P131"><text:span text:style-name="T5">#_ </text:span><text:span text:style-name="T2">TASK-1 : func “_get_StrOf_BB_Seq__2_Price_Close” ==&gt; modify</text:span></text:p>
          <text:list>
            <text:list-item>
              <text:p text:style-name="P92">T-1.1</text:p>
              <text:list>
                <text:list-item>
                  <text:p text:style-name="P92">==&gt; DROP (not necessary) ::]20191215_110122</text:p>
                </text:list-item>
              </text:list>
            </text:list-item>
          </text:list>
        </text:list-item>
        <text:list-item>
          <text:p text:style-name="P131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2">“tester_T_2__Report_Dat” ==&gt; where used ?</text:p>
                  <text:list>
                    <text:list-item>
                      <text:p text:style-name="P92">==&gt; #_20191215_110948:tmp</text:p>
                    </text:list-item>
                  </text:list>
                </text:list-item>
              </text:list>
            </text:list-item>
            <text:list-item>
              <text:p text:style-name="P92">T-2.1</text:p>
              <text:list>
                <text:list-item>
                  <text:p text:style-name="P92">review : log file : BUSL3_No_T_3.(20191213_143822).log</text:p>
                  <text:list>
                    <text:list-item>
                      <text:p text:style-name="P92">search</text:p>
                      <text:list>
                        <text:list-item>
                          <text:p text:style-name="P92">“cntOf_Loop” (py file line : 10324) ==&gt; NO</text:p>
                        </text:list-item>
                        <text:list-item>
                          <text:p text:style-name="P92">line : 9831 ==&gt; <text:s/>_6.py:9831 ==&gt; NO</text:p>
                        </text:list-item>
                      </text:list>
                    </text:list-item>
                    <text:list-item>
                      <text:p text:style-name="P92">TRACE</text:p>
                      <text:list>
                        <text:list-item>
                          <text:p text:style-name="P92">tester_T_2__Buy_Up__Loop_2_Trailing__V3__ForLoop_1</text:p>
                        </text:list-item>
                        <text:list-item>
                          <text:p text:style-name="P92">&lt;== tester_T_2__Buy_Up__Loop_2_Trailing__V3</text:p>
                        </text:list-item>
                        <text:list-item>
                          <text:p text:style-name="P92">&lt;== tester_T_3(request)</text:p>
                        </text:list-item>
                      </text:list>
                    </text:list-item>
                    <text:list-item>
                      <text:p text:style-name="P92">FOUND</text:p>
                      <text:list>
                        <text:list-item>
                          <text:p text:style-name="P92">tester_T_2__Report_Dat : #_20191215_110948:tmp</text:p>
                          <text:list>
                            <text:list-item>
                              <text:p text:style-name="P92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2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2">T-3.1</text:p>
                  <text:list>
                    <text:list-item>
                      <text:p text:style-name="P92">conf file edit</text:p>
                    </text:list-item>
                    <text:list-item>
                      <text:p text:style-name="P92">TEST</text:p>
                      <text:list>
                        <text:list-item>
                          <text:p text:style-name="P92">BUSL3_No_T_3.(20191215_111336).dat</text:p>
                        </text:list-item>
                        <text:list-item>
                          <text:p text:style-name="P92">“len(lo_Pos_Exits)<text:tab/>17</text:p>
                          <text:p text:style-name="P92">total<text:tab/>152</text:p>
                          <text:p text:style-name="P92">ratio<text:tab/>0.112</text:p>
                          <text:p text:style-name="P92">cntOf_SLs<text:tab/>14<text:tab/>(0.824)</text:p>
                          <text:p text:style-name="P92">cntOf_TPs<text:tab/>3<text:tab/>(0.176)”</text:p>
                        </text:list-item>
                        <text:list-item>
                          <text:p text:style-name="P92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2">T-3.2 : probe some entries : BUSL3_No_T_3.<text:soft-page-break/>(20191215_111336).dat</text:p>
                  <text:list>
                    <text:list-item>
                      <text:p text:style-name="P92">SL</text:p>
                      <text:list>
                        <text:list-item>
                          <text:p text:style-name="P92">2019.04.26 02:45</text:p>
                          <text:list>
                            <text:list-item>
                              <text:p text:style-name="P92">BB width（<text:span text:style-name="T9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2">2019.04.26 03:15</text:p>
                          <text:list>
                            <text:list-item>
                              <text:p text:style-name="P92">BB width（<text:span text:style-name="T9">直前）</text:span> : -2S ~ +2S → 179</text:p>
                            </text:list-item>
                          </text:list>
                        </text:list-item>
                        <text:list-item>
                          <text:p text:style-name="P92">2019.04.26 22:15</text:p>
                          <text:list>
                            <text:list-item>
                              <text:p text:style-name="P92">PROBLEM → not 4-consecutive</text:p>
                            </text:list-item>
                            <text:list-item>
                              <text:p text:style-name="P92">BB width（<text:span text:style-name="T9">直前）</text:span> : -2S ~ +2S → </text:p>
                            </text:list-item>
                          </text:list>
                        </text:list-item>
                        <text:list-item>
                          <text:p text:style-name="P92">2019.04.26 20:00</text:p>
                          <text:list>
                            <text:list-item>
                              <text:p text:style-name="P92">BB width（<text:span text:style-name="T9">直前）</text:span> : -2S ~ +2S → 325</text:p>
                            </text:list-item>
                            <text:list-item>
                              <text:p text:style-name="P92">MFI : 34.4357</text:p>
                            </text:list-item>
                            <text:list-item>
                              <text:p text:style-name="P92">RSI : 44.1653</text:p>
                            </text:list-item>
                          </text:list>
                        </text:list-item>
                        <text:list-item>
                          <text:p text:style-name="P92">2019.04.26 17:15</text:p>
                          <text:list>
                            <text:list-item>
                              <text:p text:style-name="P92">BB width（<text:span text:style-name="T9">直前）</text:span> : -2S ~ +2S → 320</text:p>
                            </text:list-item>
                            <text:list-item>
                              <text:p text:style-name="P92">MFI : 36.1007</text:p>
                            </text:list-item>
                            <text:list-item>
                              <text:p text:style-name="P92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TP</text:p>
                      <text:list>
                        <text:list-item>
                          <text:p text:style-name="P92">2019.04.26 03:00</text:p>
                          <text:list>
                            <text:list-item>
                              <text:p text:style-name="P92">BB width（<text:span text:style-name="T9">直前）</text:span> : -2S ~ +2S → 169</text:p>
                            </text:list-item>
                            <text:list-item>
                              <text:p text:style-name="P92">MFI : 41.2721</text:p>
                            </text:list-item>
                            <text:list-item>
                              <text:p text:style-name="P92">RSI : 40.3515</text:p>
                            </text:list-item>
                            <text:list-item>
                              <text:p text:style-name="P92">bars</text:p>
                              <text:list>
                                <text:list-item>
                                  <text:p text:style-name="P92">-2 : +43</text:p>
                                </text:list-item>
                                <text:list-item>
                                  <text:p text:style-name="P92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2019.04.26 16:45</text:p>
                          <text:list>
                            <text:list-item>
                              <text:p text:style-name="P92">BB width（<text:span text:style-name="T9">直前）</text:span> : -2S ~ +2S → 215</text:p>
                            </text:list-item>
                            <text:list-item>
                              <text:p text:style-name="P92">MFI : 43.8893 (prev → higher)</text:p>
                            </text:list-item>
                            <text:list-item>
                              <text:p text:style-name="P92">RSI : 40.9751 (prev → higher)</text:p>
                            </text:list-item>
                            <text:list-item>
                              <text:p text:style-name="P92"><text:soft-page-break/>bars</text:p>
                              <text:list>
                                <text:list-item>
                                  <text:p text:style-name="P92">-2 : -25</text:p>
                                </text:list-item>
                                <text:list-item>
                                  <text:p text:style-name="P92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4 : csv → A/J, M15 ==&gt; oth<text:span text:style-name="T9">er time span</text:span></text:p>
          <text:list>
            <text:list-item>
              <text:list>
                <text:list-item>
                  <text:p text:style-name="P122">T-4.1 : probe</text:p>
                  <text:list>
                    <text:list-item>
                      <text:p text:style-name="P122">current csv : BUSL3_No_T_3.(20191213_143822).dat</text:p>
                      <text:list>
                        <text:list-item>
                          <text:p text:style-name="P122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22">span → 2019.04.24 12:30 ~~ 2019.04.23 11:45</text:p>
                        </text:list-item>
                      </text:list>
                    </text:list-item>
                    <text:list-item>
                      <text:p text:style-name="P122">new</text:p>
                      <text:list>
                        <text:list-item>
                          <text:p text:style-name="P122">44_5.1_10_rawdata.(AUDJPY).(Period-M15).(NumOfUnits-18000).(Bars-ALL-20190424_184417).20190311_081029.[SLICE-1000].csv</text:p>
                        </text:list-item>
                        <text:list-item>
                          <text:p text:style-name="P122">span : 2019.04.16 12:30 ~~ 2019.04.15 11:45</text:p>
                        </text:list-item>
                        <text:list-item>
                          <text:p text:style-name="P122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22">T-4.2 : exec</text:p>
                  <text:list>
                    <text:list-item>
                      <text:p text:style-name="P122">==&gt; OK (gen-ed)</text:p>
                    </text:list-item>
                    <text:list-item>
                      <text:p text:style-name="P122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X</text:p>
          <text:list>
            <text:list-item>
              <text:p text:style-name="P122">test with → 3 consecutive bars</text:p>
              <text:list>
                <text:list-item>
                  <text:p text:style-name="P122">“dp_1_Trend_Down(\” ==&gt; if sentence, dispatch</text:p>
                </text:list-item>
                <text:list-item>
                  <text:p text:style-name="P122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02840652362546294" text:style-name="L61">
        <text:list-item>
          <text:p text:style-name="P93">TASK : this : T-3.2 ==&gt; probe, further</text:p>
          <text:list>
            <text:list-item>
              <text:p text:style-name="P93">BUSL3_No_T_3.(20191215_111336).dat</text:p>
            </text:list-item>
          </text:list>
        </text:list-item>
      </text:list>
      <text:p text:style-name="P9"><text:soft-page-break/>[further]</text:p>
      <text:list xml:id="list2337505563964186212" text:style-name="L62">
        <text:list-item>
          <text:p text:style-name="P94"/>
        </text:list-item>
      </text:list>
      <text:p text:style-name="P2"><text:line-break/><text:span text:style-name="T10">[/ XXX]</text:span></text:p>
      <text:p text:style-name="P2"/>
      <text:p text:style-name="P16"/>
      <text:p text:style-name="P9"><text:span text:style-name="T11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7">#_ </text:span></text:p>
      <text:list xml:id="list6412463381871841353" text:style-name="L63">
        <text:list-item>
          <text:p text:style-name="P95">REVIEW</text:p>
        </text:list-item>
        <text:list-item>
          <text:p text:style-name="P95">TASK-1 : review existing files</text:p>
          <text:list>
            <text:list-item>
              <text:p text:style-name="P95">T-1.1</text:p>
              <text:list>
                <text:list-item>
                  <text:p text:style-name="P95">create → new dir : C:\Users\iwabuchiken\AppData\Roaming\MetaQuotes\Terminal\34B08C83A5AAE27A4079DE708E60511E\MQL4\Experts\labs\eas\ea-3</text:p>
                </text:list-item>
                <text:list-item>
                  <text:p text:style-name="P95">DUP : eap-2.(id-1).mq4 // C:\Users\iwabuchiken\AppData\Roaming\MetaQuotes\Terminal\34B08C83A5AAE27A4079DE708E60511E\MQL4\Experts\labs\eap_2\id_1</text:p>
                </text:list-item>
                <text:list-item>
                  <text:p text:style-name="P95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7315357" text:continue-numbering="true" text:style-name="L63">
        <text:list-item>
          <text:p text:style-name="P95">TASK-2 : edit mq4 file : ea-3.mq4</text:p>
          <text:list>
            <text:list-item>
              <text:p text:style-name="P95">T-2.1</text:p>
              <text:list>
                <text:list-item>
                  <text:p text:style-name="P95">TRACE</text:p>
                  <text:list>
                    <text:list-item>
                      <text:p text:style-name="P95">int init()</text:p>
                      <text:list>
                        <text:list-item>
                          <text:p text:style-name="P95">setup();</text:p>
                        </text:list-item>
                        <text:list-item>
                          <text:p text:style-name="P95">setup_Data_File();</text:p>
                        </text:list-item>
                      </text:list>
                    </text:list-item>
                    <text:list-item>
                      <text:p text:style-name="P95">int start()</text:p>
                      <text:list>
                        <text:list-item>
                          <text:p text:style-name="P95">cntOf_Ticks += 1;</text:p>
                        </text:list-item>
                        <text:list-item>
                          <text:p text:style-name="P95">_is_Order_Pending();</text:p>
                        </text:list-item>
                        <text:list-item>
                          <text:p text:style-name="P95">trail_Orders();</text:p>
                        </text:list-item>
                        <text:list-item>
                          <text:p text:style-name="P95">res = _is_NewBar();</text:p>
                        </text:list-item>
                        <text:list-item>
                          <text:p text:style-name="P95">if-sentence</text:p>
                          <text:list>
                            <text:list-item>
                              <text:p text:style-name="P9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2.2 : ~~ “j2 : Y : 1”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99992738821790934" text:style-name="L64">
        <text:list-item>
          <text:p text:style-name="P96">TASK-1 : review : ea-3.mq4</text:p>
          <text:list>
            <text:list-item>
              <text:p text:style-name="P96">~~ “j2 : Y : 1” ==&gt; TEST</text:p>
            </text:list-item>
          </text:list>
        </text:list-item>
      </text:list>
      <text:p text:style-name="P9">[further]</text:p>
      <text:list xml:id="list5907782884239068559" text:style-name="L65">
        <text:list-item>
          <text:p text:style-name="P97"/>
        </text:list-item>
      </text:list>
      <text:p text:style-name="P2"><text:line-break/><text:span text:style-name="T10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7">#_ </text:span></text:p>
      <text:list xml:id="list3763174230665027586" text:style-name="L66">
        <text:list-item>
          <text:p text:style-name="P98">REVIEW</text:p>
        </text:list-item>
        <text:list-item>
          <text:p text:style-name="P98">TASK-1 : review : ea-3.mq4</text:p>
          <text:list>
            <text:list-item>
              <text:list>
                <text:list-item>
                  <text:p text:style-name="P98">~~ “j2 : Y : 1” ==&gt; TEST</text:p>
                </text:list-item>
              </text:list>
            </text:list-item>
            <text:list-item>
              <text:p text:style-name="P98">T-1.1</text:p>
              <text:list>
                <text:list-item>
                  <text:p text:style-name="P98">start ea</text:p>
                  <text:list>
                    <text:list-item>
                      <text:p text:style-name="P98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98">RESULT</text:p>
                  <text:list>
                    <text:list-item>
                      <text:p text:style-name="P98">“[2019.12.16 13:30:00 / ea-3.mq4:247](step : j2 : N : 1) flg_OrderOpened ==&gt; false (false)”</text:p>
                    </text:list-item>
                    <text:list-item>
                      <text:p text:style-name="P98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 : “j2 : N : 1” ~~</text:p>
          <text:list>
            <text:list-item>
              <text:p text:style-name="P98">T-2.1</text:p>
              <text:list>
                <text:list-item>
                  <text:list>
                    <text:list-item>
                      <text:p text:style-name="P98">//_20191216_133250:ref (eap-2.(id-1).mq4)</text:p>
                    </text:list-item>
                    <text:list-item>
                      <text:p text:style-name="P98">//_20191216_133428:ref (else block)</text:p>
                    </text:list-item>
                    <text:list-item>
                      <text:p text:style-name="P98">lib_ea_2.mqh : bool judge_1()</text:p>
                    </text:list-item>
                    <text:list-item>
                      <text:p text:style-name="P98">//_20191216_134607:ref (eap-2.(id-1).mq4)</text:p>
                    </text:list-item>
                  </text:list>
                </text:list-item>
                <text:list-item>
                  <text:p text:style-name="P98">“step : j3”</text:p>
                  <text:list>
                    <text:list-item>
                      <text:p text:style-name="P98">//_20191216_135445:tmp</text:p>
                    </text:list-item>
                    <text:list-item>
                      <text:p text:style-name="P98">skeleton</text:p>
                    </text:list-item>
                    <text:list-item>
                      <text:p text:style-name="P98">compile</text:p>
                    </text:list-item>
                    <text:list-item>
                      <text:p text:style-name="P98">TEST ==&gt; </text:p>
                      <text:list>
                        <text:list-item>
                          <text:p text:style-name="P98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soft-page-break/>TASK-3 : “j3 : Y” ~~</text:p>
          <text:list>
            <text:list-item>
              <text:p text:style-name="P98">T-3.1</text:p>
              <text:list>
                <text:list-item>
                  <text:list>
                    <text:list-item>
                      <text:p text:style-name="P98">//_20191216_141526:tmp</text:p>
                    </text:list-item>
                    <text:list-item>
                      <text:p text:style-name="P98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41202069832968310" text:style-name="L67">
        <text:list-item>
          <text:p text:style-name="P99">TASK : “j3 : Y” ~~</text:p>
          <text:list>
            <text:list-item>
              <text:list>
                <text:list-item>
                  <text:p text:style-name="P99">//_20191216_141526:tmp (ea-3.mq4)</text:p>
                </text:list-item>
                <text:list-item>
                  <text:p text:style-name="P99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7947459289357131246" text:style-name="L68">
        <text:list-item>
          <text:p text:style-name="P100"/>
        </text:list-item>
      </text:list>
      <text:p text:style-name="P2"><text:line-break/><text:span text:style-name="T10">[/ 20191216_141902]</text:span></text:p>
      <text:p text:style-name="P2"/>
      <text:p text:style-name="P16"/>
      <text:p text:style-name="P9"><text:span text:style-name="T11">2</text:span>---------------------------------------------------------------------------</text:p>
      <text:p text:style-name="P17">res free# JVEMV6 44#7.2.2_3 / 44. currency / 7. mql prog / 2. eap-2 / 2. ea-3 / 20191217_122626</text:p>
      <text:p text:style-name="P17"/>
      <text:p text:style-name="P9">[do] <text:span text:style-name="T7">#_ </text:span></text:p>
      <text:list xml:id="list2519784530583184878" text:style-name="L69">
        <text:list-item>
          <text:p text:style-name="P132"><text:span text:style-name="T5">#_ </text:span><text:span text:style-name="T2">REVIEW</text:span></text:p>
        </text:list-item>
        <text:list-item>
          <text:p text:style-name="P101">TASK-1 : “j3 : Y” ~~</text:p>
          <text:list>
            <text:list-item>
              <text:list>
                <text:list-item>
                  <text:p text:style-name="P101">//_20191216_141526:tmp (ea-3.mq4)</text:p>
                </text:list-item>
                <text:list-item>
                  <text:p text:style-name="P101">ref : <text:s/>eap-2.(id-1).mq4 : </text:p>
                </text:list-item>
              </text:list>
            </text:list-item>
            <text:list-item>
              <text:p text:style-name="P101">T-1.1 : new FUNC : take_Position__Sell</text:p>
              <text:list>
                <text:list-item>
                  <text:p text:style-name="P101">DUP</text:p>
                </text:list-item>
                <text:list-item>
                  <text:p text:style-name="P101">CODE : ~~ “j3 : Y : 2”</text:p>
                  <text:list>
                    <text:list-item>
                      <text:p text:style-name="P101">“OrderSend” : //_20191217_124004:tmp</text:p>
                    </text:list-item>
                  </text:list>
                </text:list-item>
                <text:list-item>
                  <text:p text:style-name="P101">TEST</text:p>
                  <text:list>
                    <text:list-item>
                      <text:p text:style-name="P101"><text:soft-page-break/>compile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2 : “j3 : Y : 3”</text:p>
              <text:list>
                <text:list-item>
                  <text:p text:style-name="P101">CODE</text:p>
                </text:list-item>
                <text:list-item>
                  <text:p text:style-name="P101">compile</text:p>
                </text:list-item>
                <text:list-item>
                  <text:p text:style-name="P101">TEST ==&gt; <text:s/>::[20191217_131236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31263056836500255" text:style-name="L70">
        <text:list-item>
          <text:p text:style-name="P102">TASK</text:p>
          <text:list>
            <text:list-item>
              <text:p text:style-name="P102">“j1-1” : order pending ?</text:p>
            </text:list-item>
          </text:list>
        </text:list-item>
      </text:list>
      <text:p text:style-name="P9">[further]</text:p>
      <text:list xml:id="list6171172565586441666" text:style-name="L71">
        <text:list-item>
          <text:p text:style-name="P103"/>
        </text:list-item>
      </text:list>
      <text:p text:style-name="P2"><text:line-break/><text:span text:style-name="T10">[/ 20191217_132941]</text:span></text:p>
      <text:p text:style-name="P2"/>
      <text:p text:style-name="P16"/>
      <text:p text:style-name="P9"><text:span text:style-name="T11">3</text:span>---------------------------------------------------------------------------</text:p>
      <text:p text:style-name="P17">res free# JVEMV6 44#7.2.2_4 / 44. currency / 7. mql prog / 2. eap-2 / 2. ea-3 / XXXX</text:p>
      <text:p text:style-name="P17"/>
      <text:p text:style-name="P9">[do] <text:span text:style-name="T7">#_ </text:span></text:p>
      <text:list xml:id="list2028317731690710064" text:style-name="L79">
        <text:list-item>
          <text:p text:style-name="P133"><text:span text:style-name="T2">REVIEW</text:span></text:p>
        </text:list-item>
        <text:list-item>
          <text:p text:style-name="P133"><text:span text:style-name="T2">TASK-1 : “j1-1” : order pending ?</text:span></text:p>
          <text:list>
            <text:list-item>
              <text:p text:style-name="P133"><text:span text:style-name="T2">T-1.1</text:span></text:p>
              <text:list>
                <text:list-item>
                  <text:list>
                    <text:list-item>
                      <text:p text:style-name="P133"><text:span text:style-name="T2">//_20191218_162827:tmp</text:span></text:p>
                    </text:list-item>
                    <text:list-item>
                      <text:p text:style-name="P133"><text:span text:style-name="T2">ref : _is_Order_Pending() (eap-2.(id-1).mq4)</text:span></text:p>
                    </text:list-item>
                  </text:list>
                </text:list-item>
                <text:list-item>
                  <text:p text:style-name="P133"><text:span text:style-name="T2">new FUNC : is_Order_Pending (lib_ea_2.mqh)</text:span></text:p>
                  <text:list>
                    <text:list-item>
                      <text:p text:style-name="P133"><text:span text:style-name="T2">signature</text:span></text:p>
                    </text:list-item>
                    <text:list-item>
                      <text:p text:style-name="P133"><text:soft-page-break/><text:span text:style-name="T2">labels</text:span></text:p>
                    </text:list-item>
                    <text:list-item>
                      <text:p text:style-name="P133"><text:span text:style-name="T2">caller</text:span></text:p>
                    </text:list-item>
                  </text:list>
                </text:list-item>
                <text:list-item>
                  <text:p text:style-name="P133"><text:span text:style-name="T2">compile</text:span></text:p>
                </text:list-item>
                <text:list-item>
                  <text:p text:style-name="P133"><text:span text:style-name="T2">TEST ==&gt; ::[20191218_165216 <text:s text:c="2"/></text:span></text:p>
                  <text:list>
                    <text:list-item>
                      <text:p text:style-name="P133"><text:span text:style-name="T2">[ea-3].(20191218_165144).lo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01252657885258047" text:style-name="L72">
        <text:list-item>
          <text:p text:style-name="P104">TASK</text:p>
          <text:list>
            <text:list-item>
              <text:p text:style-name="P104">“j3” ==&gt; new FUNC ---&gt; “dp_Trend_Down_1()”</text:p>
              <text:list>
                <text:list-item>
                  <text:p text:style-name="P104">func “judge_1()” ==&gt; modify to “judge_1(string typeOf_Pattern):bool”</text:p>
                </text:list-item>
              </text:list>
            </text:list-item>
            <text:list-item>
              <text:p text:style-name="P104">//_20191218_170646:next</text:p>
            </text:list-item>
          </text:list>
        </text:list-item>
      </text:list>
      <text:p text:style-name="P9">[further]</text:p>
      <text:list xml:id="list2762348571250251408" text:style-name="L73">
        <text:list-item>
          <text:p text:style-name="P105"/>
        </text:list-item>
      </text:list>
      <text:p text:style-name="P2"><text:line-break/><text:span text:style-name="T10">[/ 20191218_170834]</text:span></text:p>
      <text:p text:style-name="P2"/>
      <text:p text:style-name="P11"><text:span text:style-name="T17">@@@</text:span></text:p>
      <text:p text:style-name="P9"><text:span text:style-name="T11">4</text:span>---------------------------------------------------------------------------</text:p>
      <text:p text:style-name="P17">res free# JVEMV6 44#7.2.2_5 / 44. currency / 7. mql prog / 2. eap-2 / 2. ea-3 / XXXX</text:p>
      <text:p text:style-name="P17"/>
      <text:p text:style-name="P9">[do] <text:span text:style-name="T7">#_ </text:span></text:p>
      <text:list xml:id="list2512926076563213039" text:style-name="L82">
        <text:list-item>
          <text:p text:style-name="P134"><text:span text:style-name="T2">REVIEW</text:span></text:p>
        </text:list-item>
        <text:list-item>
          <text:p text:style-name="P134"><text:span text:style-name="T2">TASK-1</text:span></text:p>
        </text:list-item>
      </text:list>
      <text:p text:style-name="P9"/>
      <text:p text:style-name="P9">[next]</text:p>
      <text:list xml:id="list8444780780452145896" text:style-name="L80">
        <text:list-item>
          <text:p text:style-name="P108">TASK</text:p>
        </text:list-item>
      </text:list>
      <text:p text:style-name="P9">[further]</text:p>
      <text:list xml:id="list5606075325861297935" text:style-name="L81">
        <text:list-item>
          <text:p text:style-name="P109"><text:soft-page-break/></text:p>
        </text:list-item>
      </text:list>
      <text:p text:style-name="P2"><text:line-break/><text:span text:style-name="T10">[/ XXX]</text:span></text:p>
      <text:p text:style-name="P2"/>
      <text:p text:style-name="P2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3 / 44. currency / 7. mql prog / 2. eap-2 / 2. ea-3 / XXXX</text:p>
      <text:p text:style-name="P17"/>
      <text:p text:style-name="P9">[do] <text:span text:style-name="T7">#_ </text:span></text:p>
      <text:list xml:id="list37306974" text:continue-list="list37318557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7441440721488916440" text:style-name="L74">
        <text:list-item>
          <text:p text:style-name="P106">TASK</text:p>
        </text:list-item>
      </text:list>
      <text:p text:style-name="P9">[further]</text:p>
      <text:list xml:id="list172129657907850702" text:style-name="L75">
        <text:list-item>
          <text:p text:style-name="P107"/>
        </text:list-item>
      </text:list>
      <text:p text:style-name="P2"><text:line-break/><text:span text:style-name="T10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<text:soft-page-break/>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2482786569292358805" text:style-name="L76">
        <text:list-item>
          <text:p text:style-name="P12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7323352" text:continue-numbering="true" text:style-name="L76">
        <text:list-item>
          <text:list>
            <text:list-item>
              <text:p text:style-name="P124"/>
            </text:list-item>
            <text:list-item>
              <text:p text:style-name="P124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1972463598209114345" text:style-name="L77">
        <text:list-item>
          <text:p text:style-name="P14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7321930" text:continue-numbering="true" text:style-name="L77">
        <text:list-item>
          <text:p text:style-name="P141">git</text:p>
          <text:list>
            <text:list-item>
              <text:p text:style-name="P136">console</text:p>
              <text:list>
                <text:list-item>
                  <text:p text:style-name="P136">r o1 &amp;&amp; s &amp;&amp; r q4 &amp;&amp; s</text:p>
                </text:list-item>
                <text:list-item>
                  <text:p text:style-name="P138"/>
                </text:list-item>
                <text:list-item>
                  <text:p text:style-name="P136">r o1 &amp;&amp; s &amp;&amp; r q &amp;&amp; s</text:p>
                </text:list-item>
                <text:list-item>
                  <text:p text:style-name="P138"> </text:p>
                </text:list-item>
                <text:list-item>
                  <text:p text:style-name="P136">r o1 &amp;&amp; s</text:p>
                </text:list-item>
                <text:list-item>
                  <text:p text:style-name="P138"/>
                </text:list-item>
                <text:list-item>
                  <text:p text:style-name="P136">r q4 &amp;&amp; s</text:p>
                </text:list-item>
                <text:list-item>
                  <text:p text:style-name="P138"/>
                </text:list-item>
                <text:list-item>
                  <text:p text:style-name="P136">r q1 &amp;&amp; s</text:p>
                </text:list-item>
                <text:list-item>
                  <text:p text:style-name="P138"><text:soft-page-break/></text:p>
                </text:list-item>
                <text:list-item>
                  <text:p text:style-name="P136">r q &amp;&amp; s</text:p>
                </text:list-item>
                <text:list-item>
                  <text:p text:style-name="P137"/>
                </text:list-item>
                <text:list-item>
                  <text:p text:style-name="P136">g l --grep=currency</text:p>
                </text:list-item>
                <text:list-item>
                  <text:p text:style-name="P138"/>
                </text:list-item>
              </text:list>
            </text:list-item>
            <text:list-item>
              <text:p text:style-name="P136">commit</text:p>
              <text:list>
                <text:list-item>
                  <text:p text:style-name="P139">"myself] res freeJVEMV6 44#5.1 74 / 44. currency / 5. ea tools / 1. first / 20190608_160040</text:p>
                </text:list-item>
                <text:list-item>
                  <text:p text:style-name="P138"/>
                </text:list-item>
                <text:list-item>
                  <text:p text:style-name="P139">----------------</text:p>
                </text:list-item>
                <text:list-item>
                  <text:p text:style-name="P138"/>
                </text:list-item>
                <text:list-item>
                  <text:p text:style-name="P139">new FUNC : get_Bars__M_1_A_2</text:p>
                </text:list-item>
                <text:list-item>
                  <text:p text:style-name="P138"/>
                </text:list-item>
                <text:list-item>
                  <text:p text:style-name="P139">==&gt; started</text:p>
                </text:list-item>
                <text:list-item>
                  <text:p text:style-name="P139">"</text:p>
                </text:list-item>
              </text:list>
            </text:list-item>
            <text:list-item>
              <text:p text:style-name="P136">console</text:p>
              <text:list>
                <text:list-item>
                  <text:p text:style-name="P136">r q4 &amp;&amp; p</text:p>
                </text:list-item>
                <text:list-item>
                  <text:p text:style-name="P138"/>
                </text:list-item>
                <text:list-item>
                  <text:p text:style-name="P136">r o1 &amp;&amp; p</text:p>
                </text:list-item>
                <text:list-item>
                  <text:p text:style-name="P138"/>
                </text:list-item>
                <text:list-item>
                  <text:p text:style-name="P136">r q1 &amp;&amp; p</text:p>
                </text:list-item>
                <text:list-item>
                  <text:p text:style-name="P138"/>
                </text:list-item>
                <text:list-item>
                  <text:p text:style-name="P136">r q &amp;&amp; p &amp;&amp; pushd C:\WORKS_2\Utils\shortcuts\proj_FX &amp;&amp; end_apps.bat</text:p>
                </text:list-item>
                <text:list-item>
                  <text:p text:style-name="P138"/>
                </text:list-item>
                <text:list-item>
                  <text:p text:style-name="P136">r q4 &amp;&amp; p &amp;&amp; r o1 &amp;&amp; p &amp;&amp; pushd C:\WORKS_2\Utils\shortcuts\proj_FX &amp;&amp; end_apps.bat</text:p>
                </text:list-item>
                <text:list-item>
                  <text:p text:style-name="P138"/>
                </text:list-item>
                <text:list-item>
                  <text:p text:style-name="P136">r q &amp;&amp; p &amp;&amp; r o1 &amp;&amp; p &amp;&amp; pushd C:\WORKS_2\Utils\shortcuts\proj_FX &amp;&amp; end_apps.bat</text:p>
                </text:list-item>
                <text:list-item>
                  <text:p text:style-name="P138"/>
                </text:list-item>
                <text:list-item>
                  <text:p text:style-name="P136">r q4 &amp;&amp; p &amp;&amp; pushd C:\WORKS_2\Utils\shortcuts\proj_FX &amp;&amp; end_apps.bat</text:p>
                </text:list-item>
                <text:list-item>
                  <text:p text:style-name="P13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7332174" text:continue-numbering="true" text:style-name="L77">
        <text:list-item>
          <text:list>
            <text:list-item>
              <text:list>
                <text:list-item>
                  <text:p text:style-name="P136"/>
                </text:list-item>
                <text:list-item>
                  <text:p text:style-name="P136">r o1 &amp;&amp; e &amp;&amp; p</text:p>
                </text:list-item>
                <text:list-item>
                  <text:p text:style-name="P136"><text:soft-page-break/>pushd C:\WORKS_2\Utils\shortcuts\proj_FX &amp;&amp; end_apps.bat</text:p>
                </text:list-item>
                <text:list-item>
                  <text:p text:style-name="P137"/>
                </text:list-item>
              </text:list>
            </text:list-item>
          </text:list>
        </text:list-item>
        <text:list-item>
          <text:p text:style-name="P136">close apps</text:p>
          <text:list>
            <text:list-item>
              <text:p text:style-name="P136">pushd C:\WORKS_2\Utils\shortcuts\proj_FX</text:p>
            </text:list-item>
            <text:list-item>
              <text:p text:style-name="P136">end_apps.bat</text:p>
            </text:list-item>
            <text:list-item>
              <text:p text:style-name="P138"/>
            </text:list-item>
          </text:list>
        </text:list-item>
        <text:list-item>
          <text:p text:style-name="P136">close</text:p>
          <text:list>
            <text:list-item>
              <text:p text:style-name="P136">folders</text:p>
            </text:list-item>
            <text:list-item>
              <text:p text:style-name="P136">browser</text:p>
            </text:list-item>
            <text:list-item>
              <text:p text:style-name="P136">server</text:p>
            </text:list-item>
            <text:list-item>
              <text:p text:style-name="P136">email</text:p>
            </text:list-item>
          </text:list>
        </text:list-item>
        <text:list-item>
          <text:p text:style-name="P142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4892574105748757465" text:style-name="L78">
        <text:list-item>
          <text:p text:style-name="P29">git</text:p>
          <text:list>
            <text:list-item>
              <text:p text:style-name="P29">commit</text:p>
              <text:list>
                <text:list-item>
                  <text:p text:style-name="P29">C:\WORKS_2\WS\WS_Others.prog ==&gt; programs</text:p>
                </text:list-item>
                <text:list-item>
                  <text:p text:style-name="P29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7311364" text:continue-numbering="true" text:style-name="L78">
        <text:list-item>
          <text:p text:style-name="P29">move “<text:span text:style-name="T18">@@@</text:span>”</text:p>
        </text:list-item>
        <text:list-item>
          <text:p text:style-name="P29">DUP : template</text:p>
        </text:list-item>
        <text:list-item>
          <text:p text:style-name="P29">delete</text:p>
          <text:list>
            <text:list-item>
              <text:p text:style-name="P29">log folders (gen-ed in this session)</text:p>
            </text:list-item>
          </text:list>
        </text:list-item>
        <text:list-item>
          <text:p text:style-name="P29">close apps</text:p>
          <text:list>
            <text:list-item>
              <text:p text:style-name="P29">eclipse</text:p>
            </text:list-item>
            <text:list-item>
              <text:p text:style-name="P29">server</text:p>
            </text:list-item>
            <text:list-item>
              <text:p text:style-name="P29">web page</text:p>
              <text:list>
                <text:list-item>
                  <text:p text:style-name="P2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9">folders</text:p>
            </text:list-item>
            <text:list-item>
              <text:p text:style-name="P29"><text:soft-page-break/>mt4 tra<text:span text:style-name="T9">ding tool</text:span></text:p>
            </text:list-item>
            <text:list-item>
              <text:p text:style-name="P30">image files</text:p>
            </text:list-item>
          </text:list>
        </text:list-item>
        <text:list-item>
          <text:p text:style-name="P29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r q &amp;&amp; e &amp;&amp; p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7309749" text:continue-numbering="true" text:style-name="L78">
        <text:list-item>
          <text:list>
            <text:list-item>
              <text:p text:style-name="P29">close</text:p>
            </text:list-item>
            <text:list-item>
              <text:p text:style-name="P29">console window</text:p>
            </text:list-item>
            <text:list-item>
              <text:p text:style-name="P29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9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9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8T17:11:25.82</dc:date>
    <meta:editing-duration>P5DT5H54M2S</meta:editing-duration>
    <meta:editing-cycles>416</meta:editing-cycles>
    <meta:generator>OpenOffice/4.1.3$Win32 OpenOffice.org_project/413m1$Build-9783</meta:generator>
    <dc:creator>iwabuchi ken</dc:creator>
    <meta:document-statistic meta:table-count="9" meta:image-count="0" meta:object-count="0" meta:page-count="56" meta:paragraph-count="1321" meta:word-count="6779" meta:character-count="41295"/>
  </office:meta>
</office:document-meta>
</file>